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7.3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od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27" table:default-cell-style-name="Default"/>
        <table:table-row table:style-name="ro1"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  <table:table-cell/>
          <table:table-cell office:value-type="string" calcext:value-type="string">
            <text:p>Height</text:p>
          </table:table-cell>
          <table:table-cell office:value-type="string" calcext:value-type="string">
            <text:p>Con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ConTim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Latenc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7045599" calcext:value-type="float">
            <text:p>707045599</text:p>
          </table:table-cell>
          <table:table-cell office:value-type="float" office:value="0" calcext:value-type="float">
            <text:p>0</text:p>
          </table:table-cell>
          <table:table-cell office:value-type="float" office:value="1332.483595" calcext:value-type="float">
            <text:p>1332.483595</text:p>
          </table:table-cell>
          <table:table-cell office:value-type="float" office:value="0" calcext:value-type="float">
            <text:p>0</text:p>
          </table:table-cell>
          <table:table-cell office:value-type="float" office:value="258.412019804837" calcext:value-type="float">
            <text:p>258.412019804837</text:p>
          </table:table-cell>
          <table:table-cell office:value-type="float" office:value="0" calcext:value-type="float">
            <text:p>0</text:p>
          </table:table-cell>
          <table:table-cell office:value-type="float" office:value="2.39926919989344" calcext:value-type="float">
            <text:p>2.39926919989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1373897" calcext:value-type="float">
            <text:p>431373897</text:p>
          </table:table-cell>
          <table:table-cell office:value-type="float" office:value="0" calcext:value-type="float">
            <text:p>0</text:p>
          </table:table-cell>
          <table:table-cell office:value-type="float" office:value="899.622314" calcext:value-type="float">
            <text:p>899.622314</text:p>
          </table:table-cell>
          <table:table-cell office:value-type="float" office:value="0" calcext:value-type="float">
            <text:p>0</text:p>
          </table:table-cell>
          <table:table-cell office:value-type="float" office:value="256.394738707021" calcext:value-type="float">
            <text:p>256.394738707021</text:p>
          </table:table-cell>
          <table:table-cell office:value-type="float" office:value="0" calcext:value-type="float">
            <text:p>0</text:p>
          </table:table-cell>
          <table:table-cell office:value-type="float" office:value="2.41814634390164" calcext:value-type="float">
            <text:p>2.418146343901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3668484" calcext:value-type="float">
            <text:p>603668484</text:p>
          </table:table-cell>
          <table:table-cell office:value-type="float" office:value="0" calcext:value-type="float">
            <text:p>0</text:p>
          </table:table-cell>
          <table:table-cell office:value-type="float" office:value="1255.260971" calcext:value-type="float">
            <text:p>1255.260971</text:p>
          </table:table-cell>
          <table:table-cell office:value-type="float" office:value="0" calcext:value-type="float">
            <text:p>0</text:p>
          </table:table-cell>
          <table:table-cell office:value-type="float" office:value="258.744209281887" calcext:value-type="float">
            <text:p>258.744209281887</text:p>
          </table:table-cell>
          <table:table-cell office:value-type="float" office:value="0" calcext:value-type="float">
            <text:p>0</text:p>
          </table:table-cell>
          <table:table-cell office:value-type="float" office:value="2.39618889141803" calcext:value-type="float">
            <text:p>2.396188891418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82515" calcext:value-type="float">
            <text:p>3482515</text:p>
          </table:table-cell>
          <table:table-cell office:value-type="float" office:value="0" calcext:value-type="float">
            <text:p>0</text:p>
          </table:table-cell>
          <table:table-cell office:value-type="float" office:value="726.695048" calcext:value-type="float">
            <text:p>726.695048</text:p>
          </table:table-cell>
          <table:table-cell office:value-type="float" office:value="0" calcext:value-type="float">
            <text:p>0</text:p>
          </table:table-cell>
          <table:table-cell office:value-type="float" office:value="210.146443517626" calcext:value-type="float">
            <text:p>210.146443517626</text:p>
          </table:table-cell>
          <table:table-cell office:value-type="float" office:value="0" calcext:value-type="float">
            <text:p>0</text:p>
          </table:table-cell>
          <table:table-cell office:value-type="float" office:value="2.9503235440099" calcext:value-type="float">
            <text:p>2.9503235440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4042607" calcext:value-type="float">
            <text:p>704042607</text:p>
          </table:table-cell>
          <table:table-cell office:value-type="float" office:value="0" calcext:value-type="float">
            <text:p>0</text:p>
          </table:table-cell>
          <table:table-cell office:value-type="float" office:value="1384.006748" calcext:value-type="float">
            <text:p>1384.0067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4236331" calcext:value-type="float">
            <text:p>804236331</text:p>
          </table:table-cell>
          <table:table-cell office:value-type="float" office:value="0" calcext:value-type="float">
            <text:p>0</text:p>
          </table:table-cell>
          <table:table-cell office:value-type="float" office:value="1446.011449" calcext:value-type="float">
            <text:p>1446.0114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0332092" calcext:value-type="float">
            <text:p>620332092</text:p>
          </table:table-cell>
          <table:table-cell office:value-type="float" office:value="0" calcext:value-type="float">
            <text:p>0</text:p>
          </table:table-cell>
          <table:table-cell office:value-type="float" office:value="4114.232508" calcext:value-type="float">
            <text:p>4114.2325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3744552" calcext:value-type="float">
            <text:p>603744552</text:p>
          </table:table-cell>
          <table:table-cell office:value-type="float" office:value="0" calcext:value-type="float">
            <text:p>0</text:p>
          </table:table-cell>
          <table:table-cell office:value-type="float" office:value="1228.214147" calcext:value-type="float">
            <text:p>1228.2141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4091709" calcext:value-type="float">
            <text:p>704091709</text:p>
          </table:table-cell>
          <table:table-cell office:value-type="float" office:value="0" calcext:value-type="float">
            <text:p>0</text:p>
          </table:table-cell>
          <table:table-cell office:value-type="float" office:value="1408.717838" calcext:value-type="float">
            <text:p>1408.7178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4579726" calcext:value-type="float">
            <text:p>804579726</text:p>
          </table:table-cell>
          <table:table-cell office:value-type="float" office:value="0" calcext:value-type="float">
            <text:p>0</text:p>
          </table:table-cell>
          <table:table-cell office:value-type="float" office:value="1416.482932" calcext:value-type="float">
            <text:p>1416.4829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66826" calcext:value-type="float">
            <text:p>1266826</text:p>
          </table:table-cell>
          <table:table-cell office:value-type="float" office:value="0" calcext:value-type="float">
            <text:p>0</text:p>
          </table:table-cell>
          <table:table-cell office:value-type="float" office:value="453.519659" calcext:value-type="float">
            <text:p>453.5196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9999347" calcext:value-type="float">
            <text:p>719999347</text:p>
          </table:table-cell>
          <table:table-cell office:value-type="float" office:value="0" calcext:value-type="float">
            <text:p>0</text:p>
          </table:table-cell>
          <table:table-cell office:value-type="float" office:value="4203.84297" calcext:value-type="float">
            <text:p>4203.842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1568698" calcext:value-type="float">
            <text:p>1621568698</text:p>
          </table:table-cell>
          <table:table-cell office:value-type="float" office:value="0" calcext:value-type="float">
            <text:p>0</text:p>
          </table:table-cell>
          <table:table-cell office:value-type="float" office:value="2058.873542" calcext:value-type="float">
            <text:p>2058.8735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06626809" calcext:value-type="float">
            <text:p>1606626809</text:p>
          </table:table-cell>
          <table:table-cell office:value-type="float" office:value="0" calcext:value-type="float">
            <text:p>0</text:p>
          </table:table-cell>
          <table:table-cell office:value-type="float" office:value="2254.348543" calcext:value-type="float">
            <text:p>2254.3485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4980089" calcext:value-type="float">
            <text:p>504980089</text:p>
          </table:table-cell>
          <table:table-cell office:value-type="float" office:value="0" calcext:value-type="float">
            <text:p>0</text:p>
          </table:table-cell>
          <table:table-cell office:value-type="float" office:value="446.478394" calcext:value-type="float">
            <text:p>446.4783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3494605" calcext:value-type="float">
            <text:p>113494605</text:p>
          </table:table-cell>
          <table:table-cell office:value-type="float" office:value="0" calcext:value-type="float">
            <text:p>0</text:p>
          </table:table-cell>
          <table:table-cell office:value-type="float" office:value="513.45068" calcext:value-type="float">
            <text:p>513.450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06140958" calcext:value-type="float">
            <text:p>706140958</text:p>
          </table:table-cell>
          <table:table-cell office:value-type="float" office:value="0" calcext:value-type="float">
            <text:p>0</text:p>
          </table:table-cell>
          <table:table-cell office:value-type="float" office:value="1357.796677" calcext:value-type="float">
            <text:p>1357.7966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18484840" calcext:value-type="float">
            <text:p>618484840</text:p>
          </table:table-cell>
          <table:table-cell office:value-type="float" office:value="0" calcext:value-type="float">
            <text:p>0</text:p>
          </table:table-cell>
          <table:table-cell office:value-type="float" office:value="1024.817343" calcext:value-type="float">
            <text:p>1024.8173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19131689" calcext:value-type="float">
            <text:p>519131689</text:p>
          </table:table-cell>
          <table:table-cell office:value-type="float" office:value="0" calcext:value-type="float">
            <text:p>0</text:p>
          </table:table-cell>
          <table:table-cell office:value-type="float" office:value="1219.513888" calcext:value-type="float">
            <text:p>1219.513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2652986" calcext:value-type="float">
            <text:p>402652986</text:p>
          </table:table-cell>
          <table:table-cell office:value-type="float" office:value="0" calcext:value-type="float">
            <text:p>0</text:p>
          </table:table-cell>
          <table:table-cell office:value-type="float" office:value="445.573233" calcext:value-type="float">
            <text:p>445.5732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03745414" calcext:value-type="float">
            <text:p>703745414</text:p>
          </table:table-cell>
          <table:table-cell office:value-type="float" office:value="0" calcext:value-type="float">
            <text:p>0</text:p>
          </table:table-cell>
          <table:table-cell office:value-type="float" office:value="1324.476334" calcext:value-type="float">
            <text:p>1324.476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04277656" calcext:value-type="float">
            <text:p>904277656</text:p>
          </table:table-cell>
          <table:table-cell office:value-type="float" office:value="0" calcext:value-type="float">
            <text:p>0</text:p>
          </table:table-cell>
          <table:table-cell office:value-type="float" office:value="1532.669967" calcext:value-type="float">
            <text:p>1532.6699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33181" calcext:value-type="float">
            <text:p>1833181</text:p>
          </table:table-cell>
          <table:table-cell office:value-type="float" office:value="0" calcext:value-type="float">
            <text:p>0</text:p>
          </table:table-cell>
          <table:table-cell office:value-type="float" office:value="4037.074819" calcext:value-type="float">
            <text:p>4037.0748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8568296" calcext:value-type="float">
            <text:p>718568296</text:p>
          </table:table-cell>
          <table:table-cell office:value-type="float" office:value="0" calcext:value-type="float">
            <text:p>0</text:p>
          </table:table-cell>
          <table:table-cell office:value-type="float" office:value="1063.856726" calcext:value-type="float">
            <text:p>1063.8567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16485589" calcext:value-type="float">
            <text:p>816485589</text:p>
          </table:table-cell>
          <table:table-cell office:value-type="float" office:value="0" calcext:value-type="float">
            <text:p>0</text:p>
          </table:table-cell>
          <table:table-cell office:value-type="float" office:value="1492.843797" calcext:value-type="float">
            <text:p>1492.8437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4053972" calcext:value-type="float">
            <text:p>804053972</text:p>
          </table:table-cell>
          <table:table-cell office:value-type="float" office:value="0" calcext:value-type="float">
            <text:p>0</text:p>
          </table:table-cell>
          <table:table-cell office:value-type="float" office:value="1415.598473" calcext:value-type="float">
            <text:p>1415.5984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03867" calcext:value-type="float">
            <text:p>1303867</text:p>
          </table:table-cell>
          <table:table-cell office:value-type="float" office:value="0" calcext:value-type="float">
            <text:p>0</text:p>
          </table:table-cell>
          <table:table-cell office:value-type="float" office:value="533.725442" calcext:value-type="float">
            <text:p>533.725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4519506" calcext:value-type="float">
            <text:p>804519506</text:p>
          </table:table-cell>
          <table:table-cell office:value-type="float" office:value="0" calcext:value-type="float">
            <text:p>0</text:p>
          </table:table-cell>
          <table:table-cell office:value-type="float" office:value="1183.621497" calcext:value-type="float">
            <text:p>1183.6214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9752050" calcext:value-type="float">
            <text:p>719752050</text:p>
          </table:table-cell>
          <table:table-cell office:value-type="float" office:value="0" calcext:value-type="float">
            <text:p>0</text:p>
          </table:table-cell>
          <table:table-cell office:value-type="float" office:value="4213.718788" calcext:value-type="float">
            <text:p>4213.7187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04218830" calcext:value-type="float">
            <text:p>704218830</text:p>
          </table:table-cell>
          <table:table-cell office:value-type="float" office:value="0" calcext:value-type="float">
            <text:p>0</text:p>
          </table:table-cell>
          <table:table-cell office:value-type="float" office:value="1641.160766" calcext:value-type="float">
            <text:p>1641.1607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5094055" calcext:value-type="float">
            <text:p>525094055</text:p>
          </table:table-cell>
          <table:table-cell office:value-type="float" office:value="0" calcext:value-type="float">
            <text:p>0</text:p>
          </table:table-cell>
          <table:table-cell office:value-type="float" office:value="433.220875" calcext:value-type="float">
            <text:p>433.22087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05728867" calcext:value-type="float">
            <text:p>1305728867</text:p>
          </table:table-cell>
          <table:table-cell office:value-type="float" office:value="0" calcext:value-type="float">
            <text:p>0</text:p>
          </table:table-cell>
          <table:table-cell office:value-type="float" office:value="1444.781729" calcext:value-type="float">
            <text:p>1444.78172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59302" calcext:value-type="float">
            <text:p>1559302</text:p>
          </table:table-cell>
          <table:table-cell office:value-type="float" office:value="0" calcext:value-type="float">
            <text:p>0</text:p>
          </table:table-cell>
          <table:table-cell office:value-type="float" office:value="493.901917" calcext:value-type="float">
            <text:p>493.9019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19314149" calcext:value-type="float">
            <text:p>919314149</text:p>
          </table:table-cell>
          <table:table-cell office:value-type="float" office:value="0" calcext:value-type="float">
            <text:p>0</text:p>
          </table:table-cell>
          <table:table-cell office:value-type="float" office:value="1331.186905" calcext:value-type="float">
            <text:p>1331.1869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47715" calcext:value-type="float">
            <text:p>1247715</text:p>
          </table:table-cell>
          <table:table-cell office:value-type="float" office:value="0" calcext:value-type="float">
            <text:p>0</text:p>
          </table:table-cell>
          <table:table-cell office:value-type="float" office:value="712.630577" calcext:value-type="float">
            <text:p>712.6305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02622114" calcext:value-type="float">
            <text:p>402622114</text:p>
          </table:table-cell>
          <table:table-cell office:value-type="float" office:value="0" calcext:value-type="float">
            <text:p>0</text:p>
          </table:table-cell>
          <table:table-cell office:value-type="float" office:value="1998.157622" calcext:value-type="float">
            <text:p>1998.1576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71714" calcext:value-type="float">
            <text:p>1371714</text:p>
          </table:table-cell>
          <table:table-cell office:value-type="float" office:value="0" calcext:value-type="float">
            <text:p>0</text:p>
          </table:table-cell>
          <table:table-cell office:value-type="float" office:value="462.069091" calcext:value-type="float">
            <text:p>462.0690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3411038" calcext:value-type="float">
            <text:p>603411038</text:p>
          </table:table-cell>
          <table:table-cell office:value-type="float" office:value="0" calcext:value-type="float">
            <text:p>0</text:p>
          </table:table-cell>
          <table:table-cell office:value-type="float" office:value="1259.131524" calcext:value-type="float">
            <text:p>1259.1315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25349" calcext:value-type="float">
            <text:p>2025349</text:p>
          </table:table-cell>
          <table:table-cell office:value-type="float" office:value="0" calcext:value-type="float">
            <text:p>0</text:p>
          </table:table-cell>
          <table:table-cell office:value-type="float" office:value="4013.954352" calcext:value-type="float">
            <text:p>4013.9543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38211329" calcext:value-type="float">
            <text:p>1038211329</text:p>
          </table:table-cell>
          <table:table-cell office:value-type="float" office:value="0" calcext:value-type="float">
            <text:p>0</text:p>
          </table:table-cell>
          <table:table-cell office:value-type="float" office:value="1126.57219" calcext:value-type="float">
            <text:p>1126.5721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18544803" calcext:value-type="float">
            <text:p>518544803</text:p>
          </table:table-cell>
          <table:table-cell office:value-type="float" office:value="0" calcext:value-type="float">
            <text:p>0</text:p>
          </table:table-cell>
          <table:table-cell office:value-type="float" office:value="715.941824" calcext:value-type="float">
            <text:p>715.9418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05118689" calcext:value-type="float">
            <text:p>1105118689</text:p>
          </table:table-cell>
          <table:table-cell office:value-type="float" office:value="0" calcext:value-type="float">
            <text:p>0</text:p>
          </table:table-cell>
          <table:table-cell office:value-type="float" office:value="1735.699" calcext:value-type="float">
            <text:p>1735.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8577378" calcext:value-type="float">
            <text:p>518577378</text:p>
          </table:table-cell>
          <table:table-cell office:value-type="float" office:value="0" calcext:value-type="float">
            <text:p>0</text:p>
          </table:table-cell>
          <table:table-cell office:value-type="float" office:value="529.719036" calcext:value-type="float">
            <text:p>529.7190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3237069" calcext:value-type="float">
            <text:p>503237069</text:p>
          </table:table-cell>
          <table:table-cell office:value-type="float" office:value="0" calcext:value-type="float">
            <text:p>0</text:p>
          </table:table-cell>
          <table:table-cell office:value-type="float" office:value="1478.049291" calcext:value-type="float">
            <text:p>1478.0492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04948788" calcext:value-type="float">
            <text:p>804948788</text:p>
          </table:table-cell>
          <table:table-cell office:value-type="float" office:value="0" calcext:value-type="float">
            <text:p>0</text:p>
          </table:table-cell>
          <table:table-cell office:value-type="float" office:value="993.872442" calcext:value-type="float">
            <text:p>993.8724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02977239" calcext:value-type="float">
            <text:p>502977239</text:p>
          </table:table-cell>
          <table:table-cell office:value-type="float" office:value="0" calcext:value-type="float">
            <text:p>0</text:p>
          </table:table-cell>
          <table:table-cell office:value-type="float" office:value="1257.061566" calcext:value-type="float">
            <text:p>1257.0615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56154" calcext:value-type="float">
            <text:p>1456154</text:p>
          </table:table-cell>
          <table:table-cell office:value-type="float" office:value="0" calcext:value-type="float">
            <text:p>0</text:p>
          </table:table-cell>
          <table:table-cell office:value-type="float" office:value="499.098439" calcext:value-type="float">
            <text:p>499.0984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08863274" calcext:value-type="float">
            <text:p>808863274</text:p>
          </table:table-cell>
          <table:table-cell office:value-type="float" office:value="0" calcext:value-type="float">
            <text:p>0</text:p>
          </table:table-cell>
          <table:table-cell office:value-type="float" office:value="1149.085028" calcext:value-type="float">
            <text:p>1149.0850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16367962" calcext:value-type="float">
            <text:p>816367962</text:p>
          </table:table-cell>
          <table:table-cell office:value-type="float" office:value="0" calcext:value-type="float">
            <text:p>0</text:p>
          </table:table-cell>
          <table:table-cell office:value-type="float" office:value="1549.090585" calcext:value-type="float">
            <text:p>1549.0905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18051839" calcext:value-type="float">
            <text:p>518051839</text:p>
          </table:table-cell>
          <table:table-cell office:value-type="float" office:value="0" calcext:value-type="float">
            <text:p>0</text:p>
          </table:table-cell>
          <table:table-cell office:value-type="float" office:value="1005.188638" calcext:value-type="float">
            <text:p>1005.1886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23960395" calcext:value-type="float">
            <text:p>623960395</text:p>
          </table:table-cell>
          <table:table-cell office:value-type="float" office:value="0" calcext:value-type="float">
            <text:p>0</text:p>
          </table:table-cell>
          <table:table-cell office:value-type="float" office:value="677.423814" calcext:value-type="float">
            <text:p>677.4238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09230263" calcext:value-type="float">
            <text:p>909230263</text:p>
          </table:table-cell>
          <table:table-cell office:value-type="float" office:value="0" calcext:value-type="float">
            <text:p>0</text:p>
          </table:table-cell>
          <table:table-cell office:value-type="float" office:value="1483.820851" calcext:value-type="float">
            <text:p>1483.8208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03835769" calcext:value-type="float">
            <text:p>703835769</text:p>
          </table:table-cell>
          <table:table-cell office:value-type="float" office:value="0" calcext:value-type="float">
            <text:p>0</text:p>
          </table:table-cell>
          <table:table-cell office:value-type="float" office:value="1451.706191" calcext:value-type="float">
            <text:p>1451.7061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05376583" calcext:value-type="float">
            <text:p>1105376583</text:p>
          </table:table-cell>
          <table:table-cell office:value-type="float" office:value="0" calcext:value-type="float">
            <text:p>0</text:p>
          </table:table-cell>
          <table:table-cell office:value-type="float" office:value="1758.619019" calcext:value-type="float">
            <text:p>1758.6190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18268" calcext:value-type="float">
            <text:p>2018268</text:p>
          </table:table-cell>
          <table:table-cell office:value-type="float" office:value="0" calcext:value-type="float">
            <text:p>0</text:p>
          </table:table-cell>
          <table:table-cell office:value-type="float" office:value="4082.060428" calcext:value-type="float">
            <text:p>4082.0604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18643826" calcext:value-type="float">
            <text:p>518643826</text:p>
          </table:table-cell>
          <table:table-cell office:value-type="float" office:value="0" calcext:value-type="float">
            <text:p>0</text:p>
          </table:table-cell>
          <table:table-cell office:value-type="float" office:value="1545.02379" calcext:value-type="float">
            <text:p>1545.023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18372688" calcext:value-type="float">
            <text:p>618372688</text:p>
          </table:table-cell>
          <table:table-cell office:value-type="float" office:value="0" calcext:value-type="float">
            <text:p>0</text:p>
          </table:table-cell>
          <table:table-cell office:value-type="float" office:value="1338.755334" calcext:value-type="float">
            <text:p>1338.7553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3725421" calcext:value-type="float">
            <text:p>703725421</text:p>
          </table:table-cell>
          <table:table-cell office:value-type="float" office:value="0" calcext:value-type="float">
            <text:p>0</text:p>
          </table:table-cell>
          <table:table-cell office:value-type="float" office:value="1518.264135" calcext:value-type="float">
            <text:p>1518.2641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05180138" calcext:value-type="float">
            <text:p>705180138</text:p>
          </table:table-cell>
          <table:table-cell office:value-type="float" office:value="0" calcext:value-type="float">
            <text:p>0</text:p>
          </table:table-cell>
          <table:table-cell office:value-type="float" office:value="601.313045" calcext:value-type="float">
            <text:p>601.3130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04134332" calcext:value-type="float">
            <text:p>804134332</text:p>
          </table:table-cell>
          <table:table-cell office:value-type="float" office:value="0" calcext:value-type="float">
            <text:p>0</text:p>
          </table:table-cell>
          <table:table-cell office:value-type="float" office:value="941.009132" calcext:value-type="float">
            <text:p>941.009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72088" calcext:value-type="float">
            <text:p>1272088</text:p>
          </table:table-cell>
          <table:table-cell office:value-type="float" office:value="0" calcext:value-type="float">
            <text:p>0</text:p>
          </table:table-cell>
          <table:table-cell office:value-type="float" office:value="4066.014094" calcext:value-type="float">
            <text:p>4066.0140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2674241" calcext:value-type="float">
            <text:p>402674241</text:p>
          </table:table-cell>
          <table:table-cell office:value-type="float" office:value="0" calcext:value-type="float">
            <text:p>0</text:p>
          </table:table-cell>
          <table:table-cell office:value-type="float" office:value="1167.541511" calcext:value-type="float">
            <text:p>1167.5415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19650214" calcext:value-type="float">
            <text:p>619650214</text:p>
          </table:table-cell>
          <table:table-cell office:value-type="float" office:value="0" calcext:value-type="float">
            <text:p>0</text:p>
          </table:table-cell>
          <table:table-cell office:value-type="float" office:value="462.94525" calcext:value-type="float">
            <text:p>462.945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13579936" calcext:value-type="float">
            <text:p>1213579936</text:p>
          </table:table-cell>
          <table:table-cell office:value-type="float" office:value="0" calcext:value-type="float">
            <text:p>0</text:p>
          </table:table-cell>
          <table:table-cell office:value-type="float" office:value="1494.45921" calcext:value-type="float">
            <text:p>1494.459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02656894" calcext:value-type="float">
            <text:p>302656894</text:p>
          </table:table-cell>
          <table:table-cell office:value-type="float" office:value="0" calcext:value-type="float">
            <text:p>0</text:p>
          </table:table-cell>
          <table:table-cell office:value-type="float" office:value="448.435207" calcext:value-type="float">
            <text:p>448.4352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29809795" calcext:value-type="float">
            <text:p>1129809795</text:p>
          </table:table-cell>
          <table:table-cell office:value-type="float" office:value="0" calcext:value-type="float">
            <text:p>0</text:p>
          </table:table-cell>
          <table:table-cell office:value-type="float" office:value="1528.027169" calcext:value-type="float">
            <text:p>1528.0271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04599529" calcext:value-type="float">
            <text:p>904599529</text:p>
          </table:table-cell>
          <table:table-cell office:value-type="float" office:value="0" calcext:value-type="float">
            <text:p>0</text:p>
          </table:table-cell>
          <table:table-cell office:value-type="float" office:value="485.983368" calcext:value-type="float">
            <text:p>485.9833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04010583" calcext:value-type="float">
            <text:p>704010583</text:p>
          </table:table-cell>
          <table:table-cell office:value-type="float" office:value="0" calcext:value-type="float">
            <text:p>0</text:p>
          </table:table-cell>
          <table:table-cell office:value-type="float" office:value="1932.904974" calcext:value-type="float">
            <text:p>1932.9049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29525675" calcext:value-type="float">
            <text:p>1729525675</text:p>
          </table:table-cell>
          <table:table-cell office:value-type="float" office:value="0" calcext:value-type="float">
            <text:p>0</text:p>
          </table:table-cell>
          <table:table-cell office:value-type="float" office:value="421.0029" calcext:value-type="float">
            <text:p>421.00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04171436" calcext:value-type="float">
            <text:p>804171436</text:p>
          </table:table-cell>
          <table:table-cell office:value-type="float" office:value="0" calcext:value-type="float">
            <text:p>0</text:p>
          </table:table-cell>
          <table:table-cell office:value-type="float" office:value="1503.117599" calcext:value-type="float">
            <text:p>1503.1175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03947980" calcext:value-type="float">
            <text:p>503947980</text:p>
          </table:table-cell>
          <table:table-cell office:value-type="float" office:value="0" calcext:value-type="float">
            <text:p>0</text:p>
          </table:table-cell>
          <table:table-cell office:value-type="float" office:value="4138.92583" calcext:value-type="float">
            <text:p>4138.92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18213959" calcext:value-type="float">
            <text:p>518213959</text:p>
          </table:table-cell>
          <table:table-cell office:value-type="float" office:value="0" calcext:value-type="float">
            <text:p>0</text:p>
          </table:table-cell>
          <table:table-cell office:value-type="float" office:value="1430.771468" calcext:value-type="float">
            <text:p>1430.7714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43931" calcext:value-type="float">
            <text:p>1243931</text:p>
          </table:table-cell>
          <table:table-cell office:value-type="float" office:value="0" calcext:value-type="float">
            <text:p>0</text:p>
          </table:table-cell>
          <table:table-cell office:value-type="float" office:value="918.836765" calcext:value-type="float">
            <text:p>918.8367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04108180" calcext:value-type="float">
            <text:p>804108180</text:p>
          </table:table-cell>
          <table:table-cell office:value-type="float" office:value="0" calcext:value-type="float">
            <text:p>0</text:p>
          </table:table-cell>
          <table:table-cell office:value-type="float" office:value="1620.513745" calcext:value-type="float">
            <text:p>1620.5137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07606210" calcext:value-type="float">
            <text:p>1707606210</text:p>
          </table:table-cell>
          <table:table-cell office:value-type="float" office:value="0" calcext:value-type="float">
            <text:p>0</text:p>
          </table:table-cell>
          <table:table-cell office:value-type="float" office:value="441.696304" calcext:value-type="float">
            <text:p>441.6963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1636045" calcext:value-type="float">
            <text:p>101636045</text:p>
          </table:table-cell>
          <table:table-cell office:value-type="float" office:value="0" calcext:value-type="float">
            <text:p>0</text:p>
          </table:table-cell>
          <table:table-cell office:value-type="float" office:value="4002.656635" calcext:value-type="float">
            <text:p>4002.6566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18285060" calcext:value-type="float">
            <text:p>618285060</text:p>
          </table:table-cell>
          <table:table-cell office:value-type="float" office:value="0" calcext:value-type="float">
            <text:p>0</text:p>
          </table:table-cell>
          <table:table-cell office:value-type="float" office:value="5274.419437" calcext:value-type="float">
            <text:p>5274.4194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07211810" calcext:value-type="float">
            <text:p>1407211810</text:p>
          </table:table-cell>
          <table:table-cell office:value-type="float" office:value="0" calcext:value-type="float">
            <text:p>0</text:p>
          </table:table-cell>
          <table:table-cell office:value-type="float" office:value="2070.218888" calcext:value-type="float">
            <text:p>2070.2188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9919941" calcext:value-type="float">
            <text:p>519919941</text:p>
          </table:table-cell>
          <table:table-cell office:value-type="float" office:value="0" calcext:value-type="float">
            <text:p>0</text:p>
          </table:table-cell>
          <table:table-cell office:value-type="float" office:value="444.610574" calcext:value-type="float">
            <text:p>444.6105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4071892" calcext:value-type="float">
            <text:p>804071892</text:p>
          </table:table-cell>
          <table:table-cell office:value-type="float" office:value="0" calcext:value-type="float">
            <text:p>0</text:p>
          </table:table-cell>
          <table:table-cell office:value-type="float" office:value="480.982199" calcext:value-type="float">
            <text:p>480.9821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2061688" calcext:value-type="float">
            <text:p>202061688</text:p>
          </table:table-cell>
          <table:table-cell office:value-type="float" office:value="0" calcext:value-type="float">
            <text:p>0</text:p>
          </table:table-cell>
          <table:table-cell office:value-type="float" office:value="442.970354" calcext:value-type="float">
            <text:p>442.9703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0326160" calcext:value-type="float">
            <text:p>620326160</text:p>
          </table:table-cell>
          <table:table-cell office:value-type="float" office:value="0" calcext:value-type="float">
            <text:p>0</text:p>
          </table:table-cell>
          <table:table-cell office:value-type="float" office:value="1047.565786" calcext:value-type="float">
            <text:p>1047.5657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07892359" calcext:value-type="float">
            <text:p>807892359</text:p>
          </table:table-cell>
          <table:table-cell office:value-type="float" office:value="0" calcext:value-type="float">
            <text:p>0</text:p>
          </table:table-cell>
          <table:table-cell office:value-type="float" office:value="1528.133324" calcext:value-type="float">
            <text:p>1528.1333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22755597" calcext:value-type="float">
            <text:p>622755597</text:p>
          </table:table-cell>
          <table:table-cell office:value-type="float" office:value="0" calcext:value-type="float">
            <text:p>0</text:p>
          </table:table-cell>
          <table:table-cell office:value-type="float" office:value="485.117641" calcext:value-type="float">
            <text:p>485.1176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14961483" calcext:value-type="float">
            <text:p>614961483</text:p>
          </table:table-cell>
          <table:table-cell office:value-type="float" office:value="0" calcext:value-type="float">
            <text:p>0</text:p>
          </table:table-cell>
          <table:table-cell office:value-type="float" office:value="457.171066" calcext:value-type="float">
            <text:p>457.171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14560128" calcext:value-type="float">
            <text:p>1114560128</text:p>
          </table:table-cell>
          <table:table-cell office:value-type="float" office:value="0" calcext:value-type="float">
            <text:p>0</text:p>
          </table:table-cell>
          <table:table-cell office:value-type="float" office:value="1771.41401" calcext:value-type="float">
            <text:p>1771.4140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02846468" calcext:value-type="float">
            <text:p>402846468</text:p>
          </table:table-cell>
          <table:table-cell office:value-type="float" office:value="0" calcext:value-type="float">
            <text:p>0</text:p>
          </table:table-cell>
          <table:table-cell office:value-type="float" office:value="1088.690243" calcext:value-type="float">
            <text:p>1088.6902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43563" calcext:value-type="float">
            <text:p>1343563</text:p>
          </table:table-cell>
          <table:table-cell office:value-type="float" office:value="0" calcext:value-type="float">
            <text:p>0</text:p>
          </table:table-cell>
          <table:table-cell office:value-type="float" office:value="1418.739849" calcext:value-type="float">
            <text:p>1418.7398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18369787" calcext:value-type="float">
            <text:p>618369787</text:p>
          </table:table-cell>
          <table:table-cell office:value-type="float" office:value="0" calcext:value-type="float">
            <text:p>0</text:p>
          </table:table-cell>
          <table:table-cell office:value-type="float" office:value="445.961821" calcext:value-type="float">
            <text:p>445.9618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3761685" calcext:value-type="float">
            <text:p>703761685</text:p>
          </table:table-cell>
          <table:table-cell office:value-type="float" office:value="0" calcext:value-type="float">
            <text:p>0</text:p>
          </table:table-cell>
          <table:table-cell office:value-type="float" office:value="1326.889799" calcext:value-type="float">
            <text:p>1326.8897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04084224" calcext:value-type="float">
            <text:p>704084224</text:p>
          </table:table-cell>
          <table:table-cell office:value-type="float" office:value="0" calcext:value-type="float">
            <text:p>0</text:p>
          </table:table-cell>
          <table:table-cell office:value-type="float" office:value="1615.22103" calcext:value-type="float">
            <text:p>1615.221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05042554" calcext:value-type="float">
            <text:p>905042554</text:p>
          </table:table-cell>
          <table:table-cell office:value-type="float" office:value="0" calcext:value-type="float">
            <text:p>0</text:p>
          </table:table-cell>
          <table:table-cell office:value-type="float" office:value="4132.092504" calcext:value-type="float">
            <text:p>4132.0925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03650385" calcext:value-type="float">
            <text:p>703650385</text:p>
          </table:table-cell>
          <table:table-cell office:value-type="float" office:value="0" calcext:value-type="float">
            <text:p>0</text:p>
          </table:table-cell>
          <table:table-cell office:value-type="float" office:value="4100.626477" calcext:value-type="float">
            <text:p>4100.6264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04116930" calcext:value-type="float">
            <text:p>804116930</text:p>
          </table:table-cell>
          <table:table-cell office:value-type="float" office:value="0" calcext:value-type="float">
            <text:p>0</text:p>
          </table:table-cell>
          <table:table-cell office:value-type="float" office:value="1657.002033" calcext:value-type="float">
            <text:p>1657.0020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23450851" calcext:value-type="float">
            <text:p>1323450851</text:p>
          </table:table-cell>
          <table:table-cell office:value-type="float" office:value="0" calcext:value-type="float">
            <text:p>0</text:p>
          </table:table-cell>
          <table:table-cell office:value-type="float" office:value="1244.262641" calcext:value-type="float">
            <text:p>1244.26264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18469777" calcext:value-type="float">
            <text:p>518469777</text:p>
          </table:table-cell>
          <table:table-cell office:value-type="float" office:value="0" calcext:value-type="float">
            <text:p>0</text:p>
          </table:table-cell>
          <table:table-cell office:value-type="float" office:value="453.045462" calcext:value-type="float">
            <text:p>453.0454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06417479" calcext:value-type="float">
            <text:p>1506417479</text:p>
          </table:table-cell>
          <table:table-cell office:value-type="float" office:value="0" calcext:value-type="float">
            <text:p>0</text:p>
          </table:table-cell>
          <table:table-cell office:value-type="float" office:value="473.000362" calcext:value-type="float">
            <text:p>473.0003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20702615" calcext:value-type="float">
            <text:p>1320702615</text:p>
          </table:table-cell>
          <table:table-cell office:value-type="float" office:value="0" calcext:value-type="float">
            <text:p>0</text:p>
          </table:table-cell>
          <table:table-cell office:value-type="float" office:value="1717.92893" calcext:value-type="float">
            <text:p>1717.928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80448" calcext:value-type="float">
            <text:p>1380448</text:p>
          </table:table-cell>
          <table:table-cell office:value-type="float" office:value="0" calcext:value-type="float">
            <text:p>0</text:p>
          </table:table-cell>
          <table:table-cell office:value-type="float" office:value="2587.691074" calcext:value-type="float">
            <text:p>2587.6910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73357" calcext:value-type="float">
            <text:p>1173357</text:p>
          </table:table-cell>
          <table:table-cell office:value-type="float" office:value="0" calcext:value-type="float">
            <text:p>0</text:p>
          </table:table-cell>
          <table:table-cell office:value-type="float" office:value="427.733593" calcext:value-type="float">
            <text:p>427.7335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803941756" calcext:value-type="float">
            <text:p>803941756</text:p>
          </table:table-cell>
          <table:table-cell office:value-type="float" office:value="0" calcext:value-type="float">
            <text:p>0</text:p>
          </table:table-cell>
          <table:table-cell office:value-type="float" office:value="373.898221" calcext:value-type="float">
            <text:p>373.898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05253972" calcext:value-type="float">
            <text:p>1105253972</text:p>
          </table:table-cell>
          <table:table-cell office:value-type="float" office:value="0" calcext:value-type="float">
            <text:p>0</text:p>
          </table:table-cell>
          <table:table-cell office:value-type="float" office:value="1736.252626" calcext:value-type="float">
            <text:p>1736.2526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7895502" calcext:value-type="float">
            <text:p>1407895502</text:p>
          </table:table-cell>
          <table:table-cell office:value-type="float" office:value="0" calcext:value-type="float">
            <text:p>0</text:p>
          </table:table-cell>
          <table:table-cell office:value-type="float" office:value="987.817546" calcext:value-type="float">
            <text:p>987.8175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58852" calcext:value-type="float">
            <text:p>1258852</text:p>
          </table:table-cell>
          <table:table-cell office:value-type="float" office:value="0" calcext:value-type="float">
            <text:p>0</text:p>
          </table:table-cell>
          <table:table-cell office:value-type="float" office:value="1560.94964" calcext:value-type="float">
            <text:p>1560.949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30188583" calcext:value-type="float">
            <text:p>1530188583</text:p>
          </table:table-cell>
          <table:table-cell office:value-type="float" office:value="0" calcext:value-type="float">
            <text:p>0</text:p>
          </table:table-cell>
          <table:table-cell office:value-type="float" office:value="1290.36809" calcext:value-type="float">
            <text:p>1290.368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03569126" calcext:value-type="float">
            <text:p>703569126</text:p>
          </table:table-cell>
          <table:table-cell office:value-type="float" office:value="0" calcext:value-type="float">
            <text:p>0</text:p>
          </table:table-cell>
          <table:table-cell office:value-type="float" office:value="1387.483312" calcext:value-type="float">
            <text:p>1387.4833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19019051" calcext:value-type="float">
            <text:p>719019051</text:p>
          </table:table-cell>
          <table:table-cell office:value-type="float" office:value="0" calcext:value-type="float">
            <text:p>0</text:p>
          </table:table-cell>
          <table:table-cell office:value-type="float" office:value="1516.73554" calcext:value-type="float">
            <text:p>1516.735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28403040" calcext:value-type="float">
            <text:p>1028403040</text:p>
          </table:table-cell>
          <table:table-cell office:value-type="float" office:value="0" calcext:value-type="float">
            <text:p>0</text:p>
          </table:table-cell>
          <table:table-cell office:value-type="float" office:value="4000.45375" calcext:value-type="float">
            <text:p>4000.45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01564593" calcext:value-type="float">
            <text:p>101564593</text:p>
          </table:table-cell>
          <table:table-cell office:value-type="float" office:value="0" calcext:value-type="float">
            <text:p>0</text:p>
          </table:table-cell>
          <table:table-cell office:value-type="float" office:value="1033.533493" calcext:value-type="float">
            <text:p>1033.5334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02923007" calcext:value-type="float">
            <text:p>502923007</text:p>
          </table:table-cell>
          <table:table-cell office:value-type="float" office:value="0" calcext:value-type="float">
            <text:p>0</text:p>
          </table:table-cell>
          <table:table-cell office:value-type="float" office:value="1169.747871" calcext:value-type="float">
            <text:p>1169.7478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4805338" calcext:value-type="float">
            <text:p>1014805338</text:p>
          </table:table-cell>
          <table:table-cell office:value-type="float" office:value="0" calcext:value-type="float">
            <text:p>0</text:p>
          </table:table-cell>
          <table:table-cell office:value-type="float" office:value="1084.158883" calcext:value-type="float">
            <text:p>1084.1588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68338" calcext:value-type="float">
            <text:p>1168338</text:p>
          </table:table-cell>
          <table:table-cell office:value-type="float" office:value="0" calcext:value-type="float">
            <text:p>0</text:p>
          </table:table-cell>
          <table:table-cell office:value-type="float" office:value="469.91002" calcext:value-type="float">
            <text:p>469.910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04163735" calcext:value-type="float">
            <text:p>804163735</text:p>
          </table:table-cell>
          <table:table-cell office:value-type="float" office:value="0" calcext:value-type="float">
            <text:p>0</text:p>
          </table:table-cell>
          <table:table-cell office:value-type="float" office:value="1381.409069" calcext:value-type="float">
            <text:p>1381.4090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19013436" calcext:value-type="float">
            <text:p>519013436</text:p>
          </table:table-cell>
          <table:table-cell office:value-type="float" office:value="0" calcext:value-type="float">
            <text:p>0</text:p>
          </table:table-cell>
          <table:table-cell office:value-type="float" office:value="3970.217699" calcext:value-type="float">
            <text:p>3970.2176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03901123" calcext:value-type="float">
            <text:p>703901123</text:p>
          </table:table-cell>
          <table:table-cell office:value-type="float" office:value="0" calcext:value-type="float">
            <text:p>0</text:p>
          </table:table-cell>
          <table:table-cell office:value-type="float" office:value="1417.393821" calcext:value-type="float">
            <text:p>1417.3938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83317" calcext:value-type="float">
            <text:p>1883317</text:p>
          </table:table-cell>
          <table:table-cell office:value-type="float" office:value="0" calcext:value-type="float">
            <text:p>0</text:p>
          </table:table-cell>
          <table:table-cell office:value-type="float" office:value="473.39837" calcext:value-type="float">
            <text:p>473.398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619681176" calcext:value-type="float">
            <text:p>619681176</text:p>
          </table:table-cell>
          <table:table-cell office:value-type="float" office:value="0" calcext:value-type="float">
            <text:p>0</text:p>
          </table:table-cell>
          <table:table-cell office:value-type="float" office:value="2166.962332" calcext:value-type="float">
            <text:p>2166.9623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68696" calcext:value-type="float">
            <text:p>1568696</text:p>
          </table:table-cell>
          <table:table-cell office:value-type="float" office:value="0" calcext:value-type="float">
            <text:p>0</text:p>
          </table:table-cell>
          <table:table-cell office:value-type="float" office:value="445.180547" calcext:value-type="float">
            <text:p>445.1805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4162633" calcext:value-type="float">
            <text:p>504162633</text:p>
          </table:table-cell>
          <table:table-cell office:value-type="float" office:value="0" calcext:value-type="float">
            <text:p>0</text:p>
          </table:table-cell>
          <table:table-cell office:value-type="float" office:value="4825.834179" calcext:value-type="float">
            <text:p>4825.8341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05614383" calcext:value-type="float">
            <text:p>1205614383</text:p>
          </table:table-cell>
          <table:table-cell office:value-type="float" office:value="0" calcext:value-type="float">
            <text:p>0</text:p>
          </table:table-cell>
          <table:table-cell office:value-type="float" office:value="631.572791" calcext:value-type="float">
            <text:p>631.5727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03949991" calcext:value-type="float">
            <text:p>703949991</text:p>
          </table:table-cell>
          <table:table-cell office:value-type="float" office:value="0" calcext:value-type="float">
            <text:p>0</text:p>
          </table:table-cell>
          <table:table-cell office:value-type="float" office:value="1480.478206" calcext:value-type="float">
            <text:p>1480.4782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405874338" calcext:value-type="float">
            <text:p>1405874338</text:p>
          </table:table-cell>
          <table:table-cell office:value-type="float" office:value="0" calcext:value-type="float">
            <text:p>0</text:p>
          </table:table-cell>
          <table:table-cell office:value-type="float" office:value="471.880806" calcext:value-type="float">
            <text:p>471.8808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25670321" calcext:value-type="float">
            <text:p>625670321</text:p>
          </table:table-cell>
          <table:table-cell office:value-type="float" office:value="0" calcext:value-type="float">
            <text:p>0</text:p>
          </table:table-cell>
          <table:table-cell office:value-type="float" office:value="517.039906" calcext:value-type="float">
            <text:p>517.03990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23493147" calcext:value-type="float">
            <text:p>823493147</text:p>
          </table:table-cell>
          <table:table-cell office:value-type="float" office:value="0" calcext:value-type="float">
            <text:p>0</text:p>
          </table:table-cell>
          <table:table-cell office:value-type="float" office:value="4476.375434" calcext:value-type="float">
            <text:p>4476.3754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004653461" calcext:value-type="float">
            <text:p>1004653461</text:p>
          </table:table-cell>
          <table:table-cell office:value-type="float" office:value="0" calcext:value-type="float">
            <text:p>0</text:p>
          </table:table-cell>
          <table:table-cell office:value-type="float" office:value="5089.649748" calcext:value-type="float">
            <text:p>5089.6497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424549993" calcext:value-type="float">
            <text:p>1424549993</text:p>
          </table:table-cell>
          <table:table-cell office:value-type="float" office:value="0" calcext:value-type="float">
            <text:p>0</text:p>
          </table:table-cell>
          <table:table-cell office:value-type="float" office:value="2115.869026" calcext:value-type="float">
            <text:p>2115.8690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4776398" calcext:value-type="float">
            <text:p>804776398</text:p>
          </table:table-cell>
          <table:table-cell office:value-type="float" office:value="0" calcext:value-type="float">
            <text:p>0</text:p>
          </table:table-cell>
          <table:table-cell office:value-type="float" office:value="500.174919" calcext:value-type="float">
            <text:p>500.1749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4453725" calcext:value-type="float">
            <text:p>804453725</text:p>
          </table:table-cell>
          <table:table-cell office:value-type="float" office:value="0" calcext:value-type="float">
            <text:p>0</text:p>
          </table:table-cell>
          <table:table-cell office:value-type="float" office:value="676.013856" calcext:value-type="float">
            <text:p>676.0138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703683110" calcext:value-type="float">
            <text:p>703683110</text:p>
          </table:table-cell>
          <table:table-cell office:value-type="float" office:value="0" calcext:value-type="float">
            <text:p>0</text:p>
          </table:table-cell>
          <table:table-cell office:value-type="float" office:value="492.051258" calcext:value-type="float">
            <text:p>492.0512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77291" calcext:value-type="float">
            <text:p>1677291</text:p>
          </table:table-cell>
          <table:table-cell office:value-type="float" office:value="0" calcext:value-type="float">
            <text:p>0</text:p>
          </table:table-cell>
          <table:table-cell office:value-type="float" office:value="4933.549528" calcext:value-type="float">
            <text:p>4933.5495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04404227" calcext:value-type="float">
            <text:p>804404227</text:p>
          </table:table-cell>
          <table:table-cell office:value-type="float" office:value="0" calcext:value-type="float">
            <text:p>0</text:p>
          </table:table-cell>
          <table:table-cell office:value-type="float" office:value="2257.378323" calcext:value-type="float">
            <text:p>2257.3783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03104325" calcext:value-type="float">
            <text:p>503104325</text:p>
          </table:table-cell>
          <table:table-cell office:value-type="float" office:value="0" calcext:value-type="float">
            <text:p>0</text:p>
          </table:table-cell>
          <table:table-cell office:value-type="float" office:value="645.017867" calcext:value-type="float">
            <text:p>645.0178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852556390" calcext:value-type="float">
            <text:p>852556390</text:p>
          </table:table-cell>
          <table:table-cell office:value-type="float" office:value="0" calcext:value-type="float">
            <text:p>0</text:p>
          </table:table-cell>
          <table:table-cell office:value-type="float" office:value="479.999529" calcext:value-type="float">
            <text:p>479.9995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00257" calcext:value-type="float">
            <text:p>3900257</text:p>
          </table:table-cell>
          <table:table-cell office:value-type="float" office:value="0" calcext:value-type="float">
            <text:p>0</text:p>
          </table:table-cell>
          <table:table-cell office:value-type="float" office:value="488.541019" calcext:value-type="float">
            <text:p>488.5410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08241924" calcext:value-type="float">
            <text:p>1508241924</text:p>
          </table:table-cell>
          <table:table-cell office:value-type="float" office:value="0" calcext:value-type="float">
            <text:p>0</text:p>
          </table:table-cell>
          <table:table-cell office:value-type="float" office:value="1200.482713" calcext:value-type="float">
            <text:p>1200.4827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014918797" calcext:value-type="float">
            <text:p>1014918797</text:p>
          </table:table-cell>
          <table:table-cell office:value-type="float" office:value="0" calcext:value-type="float">
            <text:p>0</text:p>
          </table:table-cell>
          <table:table-cell office:value-type="float" office:value="1890.487781" calcext:value-type="float">
            <text:p>1890.4877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74235" calcext:value-type="float">
            <text:p>1074235</text:p>
          </table:table-cell>
          <table:table-cell office:value-type="float" office:value="0" calcext:value-type="float">
            <text:p>0</text:p>
          </table:table-cell>
          <table:table-cell office:value-type="float" office:value="1430.680317" calcext:value-type="float">
            <text:p>1430.6803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18445811" calcext:value-type="float">
            <text:p>518445811</text:p>
          </table:table-cell>
          <table:table-cell office:value-type="float" office:value="0" calcext:value-type="float">
            <text:p>0</text:p>
          </table:table-cell>
          <table:table-cell office:value-type="float" office:value="480.848668" calcext:value-type="float">
            <text:p>480.8486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23502168" calcext:value-type="float">
            <text:p>1023502168</text:p>
          </table:table-cell>
          <table:table-cell office:value-type="float" office:value="0" calcext:value-type="float">
            <text:p>0</text:p>
          </table:table-cell>
          <table:table-cell office:value-type="float" office:value="1690.738772" calcext:value-type="float">
            <text:p>1690.7387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8970758" calcext:value-type="float">
            <text:p>618970758</text:p>
          </table:table-cell>
          <table:table-cell office:value-type="float" office:value="0" calcext:value-type="float">
            <text:p>0</text:p>
          </table:table-cell>
          <table:table-cell office:value-type="float" office:value="1319.205258" calcext:value-type="float">
            <text:p>1319.205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305939571" calcext:value-type="float">
            <text:p>1305939571</text:p>
          </table:table-cell>
          <table:table-cell office:value-type="float" office:value="0" calcext:value-type="float">
            <text:p>0</text:p>
          </table:table-cell>
          <table:table-cell office:value-type="float" office:value="1085.854592" calcext:value-type="float">
            <text:p>1085.8545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53458" calcext:value-type="float">
            <text:p>1453458</text:p>
          </table:table-cell>
          <table:table-cell office:value-type="float" office:value="0" calcext:value-type="float">
            <text:p>0</text:p>
          </table:table-cell>
          <table:table-cell office:value-type="float" office:value="669.75758" calcext:value-type="float">
            <text:p>669.75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44526" calcext:value-type="float">
            <text:p>1344526</text:p>
          </table:table-cell>
          <table:table-cell office:value-type="float" office:value="0" calcext:value-type="float">
            <text:p>0</text:p>
          </table:table-cell>
          <table:table-cell office:value-type="float" office:value="1398.647756" calcext:value-type="float">
            <text:p>1398.6477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53134" calcext:value-type="float">
            <text:p>2053134</text:p>
          </table:table-cell>
          <table:table-cell office:value-type="float" office:value="0" calcext:value-type="float">
            <text:p>0</text:p>
          </table:table-cell>
          <table:table-cell office:value-type="float" office:value="1479.345095" calcext:value-type="float">
            <text:p>1479.3450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19006416" calcext:value-type="float">
            <text:p>519006416</text:p>
          </table:table-cell>
          <table:table-cell office:value-type="float" office:value="0" calcext:value-type="float">
            <text:p>0</text:p>
          </table:table-cell>
          <table:table-cell office:value-type="float" office:value="1389.529579" calcext:value-type="float">
            <text:p>1389.5295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88795" calcext:value-type="float">
            <text:p>1788795</text:p>
          </table:table-cell>
          <table:table-cell office:value-type="float" office:value="0" calcext:value-type="float">
            <text:p>0</text:p>
          </table:table-cell>
          <table:table-cell office:value-type="float" office:value="3964.303789" calcext:value-type="float">
            <text:p>3964.3037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97557" calcext:value-type="float">
            <text:p>1597557</text:p>
          </table:table-cell>
          <table:table-cell office:value-type="float" office:value="0" calcext:value-type="float">
            <text:p>0</text:p>
          </table:table-cell>
          <table:table-cell office:value-type="float" office:value="1476.839992" calcext:value-type="float">
            <text:p>1476.8399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904827999" calcext:value-type="float">
            <text:p>904827999</text:p>
          </table:table-cell>
          <table:table-cell office:value-type="float" office:value="0" calcext:value-type="float">
            <text:p>0</text:p>
          </table:table-cell>
          <table:table-cell office:value-type="float" office:value="1161.242821" calcext:value-type="float">
            <text:p>1161.2428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1359521" calcext:value-type="float">
            <text:p>1359521</text:p>
          </table:table-cell>
          <table:table-cell office:value-type="float" office:value="0" calcext:value-type="float">
            <text:p>0</text:p>
          </table:table-cell>
          <table:table-cell office:value-type="float" office:value="1614.518572" calcext:value-type="float">
            <text:p>1614.5185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621965391" calcext:value-type="float">
            <text:p>1621965391</text:p>
          </table:table-cell>
          <table:table-cell office:value-type="float" office:value="0" calcext:value-type="float">
            <text:p>0</text:p>
          </table:table-cell>
          <table:table-cell office:value-type="float" office:value="444.465847" calcext:value-type="float">
            <text:p>444.4658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423718175" calcext:value-type="float">
            <text:p>1423718175</text:p>
          </table:table-cell>
          <table:table-cell office:value-type="float" office:value="0" calcext:value-type="float">
            <text:p>0</text:p>
          </table:table-cell>
          <table:table-cell office:value-type="float" office:value="1074.507178" calcext:value-type="float">
            <text:p>1074.5071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42650615" calcext:value-type="float">
            <text:p>1342650615</text:p>
          </table:table-cell>
          <table:table-cell office:value-type="float" office:value="0" calcext:value-type="float">
            <text:p>0</text:p>
          </table:table-cell>
          <table:table-cell office:value-type="float" office:value="1668.709841" calcext:value-type="float">
            <text:p>1668.7098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906456091" calcext:value-type="float">
            <text:p>906456091</text:p>
          </table:table-cell>
          <table:table-cell office:value-type="float" office:value="0" calcext:value-type="float">
            <text:p>0</text:p>
          </table:table-cell>
          <table:table-cell office:value-type="float" office:value="1394.138884" calcext:value-type="float">
            <text:p>1394.1388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70037" calcext:value-type="float">
            <text:p>1270037</text:p>
          </table:table-cell>
          <table:table-cell office:value-type="float" office:value="0" calcext:value-type="float">
            <text:p>0</text:p>
          </table:table-cell>
          <table:table-cell office:value-type="float" office:value="479.956927" calcext:value-type="float">
            <text:p>479.9569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37574" calcext:value-type="float">
            <text:p>1937574</text:p>
          </table:table-cell>
          <table:table-cell office:value-type="float" office:value="0" calcext:value-type="float">
            <text:p>0</text:p>
          </table:table-cell>
          <table:table-cell office:value-type="float" office:value="1530.849148" calcext:value-type="float">
            <text:p>1530.8491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03426122" calcext:value-type="float">
            <text:p>603426122</text:p>
          </table:table-cell>
          <table:table-cell office:value-type="float" office:value="0" calcext:value-type="float">
            <text:p>0</text:p>
          </table:table-cell>
          <table:table-cell office:value-type="float" office:value="4152.073025" calcext:value-type="float">
            <text:p>4152.0730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321714552" calcext:value-type="float">
            <text:p>1321714552</text:p>
          </table:table-cell>
          <table:table-cell office:value-type="float" office:value="0" calcext:value-type="float">
            <text:p>0</text:p>
          </table:table-cell>
          <table:table-cell office:value-type="float" office:value="4381.562385" calcext:value-type="float">
            <text:p>4381.5623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2932349" calcext:value-type="float">
            <text:p>402932349</text:p>
          </table:table-cell>
          <table:table-cell office:value-type="float" office:value="0" calcext:value-type="float">
            <text:p>0</text:p>
          </table:table-cell>
          <table:table-cell office:value-type="float" office:value="674.703143" calcext:value-type="float">
            <text:p>674.7031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07406499" calcext:value-type="float">
            <text:p>1607406499</text:p>
          </table:table-cell>
          <table:table-cell office:value-type="float" office:value="0" calcext:value-type="float">
            <text:p>0</text:p>
          </table:table-cell>
          <table:table-cell office:value-type="float" office:value="1508.329799" calcext:value-type="float">
            <text:p>1508.3297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05683249" calcext:value-type="float">
            <text:p>1205683249</text:p>
          </table:table-cell>
          <table:table-cell office:value-type="float" office:value="0" calcext:value-type="float">
            <text:p>0</text:p>
          </table:table-cell>
          <table:table-cell office:value-type="float" office:value="431.476798" calcext:value-type="float">
            <text:p>431.4767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420021" calcext:value-type="float">
            <text:p>1420021</text:p>
          </table:table-cell>
          <table:table-cell office:value-type="float" office:value="0" calcext:value-type="float">
            <text:p>0</text:p>
          </table:table-cell>
          <table:table-cell office:value-type="float" office:value="457.535235" calcext:value-type="float">
            <text:p>457.5352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19828788" calcext:value-type="float">
            <text:p>819828788</text:p>
          </table:table-cell>
          <table:table-cell office:value-type="float" office:value="0" calcext:value-type="float">
            <text:p>0</text:p>
          </table:table-cell>
          <table:table-cell office:value-type="float" office:value="5137.88385" calcext:value-type="float">
            <text:p>5137.883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9285718" calcext:value-type="float">
            <text:p>519285718</text:p>
          </table:table-cell>
          <table:table-cell office:value-type="float" office:value="0" calcext:value-type="float">
            <text:p>0</text:p>
          </table:table-cell>
          <table:table-cell office:value-type="float" office:value="2215.107854" calcext:value-type="float">
            <text:p>2215.1078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06437172" calcext:value-type="float">
            <text:p>1206437172</text:p>
          </table:table-cell>
          <table:table-cell office:value-type="float" office:value="0" calcext:value-type="float">
            <text:p>0</text:p>
          </table:table-cell>
          <table:table-cell office:value-type="float" office:value="464.321925" calcext:value-type="float">
            <text:p>464.3219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710946375" calcext:value-type="float">
            <text:p>710946375</text:p>
          </table:table-cell>
          <table:table-cell office:value-type="float" office:value="0" calcext:value-type="float">
            <text:p>0</text:p>
          </table:table-cell>
          <table:table-cell office:value-type="float" office:value="443.656489" calcext:value-type="float">
            <text:p>443.6564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92981" calcext:value-type="float">
            <text:p>1192981</text:p>
          </table:table-cell>
          <table:table-cell office:value-type="float" office:value="0" calcext:value-type="float">
            <text:p>0</text:p>
          </table:table-cell>
          <table:table-cell office:value-type="float" office:value="458.996694" calcext:value-type="float">
            <text:p>458.9966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04296" calcext:value-type="float">
            <text:p>1404296</text:p>
          </table:table-cell>
          <table:table-cell office:value-type="float" office:value="0" calcext:value-type="float">
            <text:p>0</text:p>
          </table:table-cell>
          <table:table-cell office:value-type="float" office:value="4687.984408" calcext:value-type="float">
            <text:p>4687.9844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20599605" calcext:value-type="float">
            <text:p>1020599605</text:p>
          </table:table-cell>
          <table:table-cell office:value-type="float" office:value="0" calcext:value-type="float">
            <text:p>0</text:p>
          </table:table-cell>
          <table:table-cell office:value-type="float" office:value="1608.907257" calcext:value-type="float">
            <text:p>1608.9072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524729296" calcext:value-type="float">
            <text:p>1524729296</text:p>
          </table:table-cell>
          <table:table-cell office:value-type="float" office:value="0" calcext:value-type="float">
            <text:p>0</text:p>
          </table:table-cell>
          <table:table-cell office:value-type="float" office:value="1973.118351" calcext:value-type="float">
            <text:p>1973.1183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06054321" calcext:value-type="float">
            <text:p>1406054321</text:p>
          </table:table-cell>
          <table:table-cell office:value-type="float" office:value="0" calcext:value-type="float">
            <text:p>0</text:p>
          </table:table-cell>
          <table:table-cell office:value-type="float" office:value="457.798774" calcext:value-type="float">
            <text:p>457.7987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09595224" calcext:value-type="float">
            <text:p>509595224</text:p>
          </table:table-cell>
          <table:table-cell office:value-type="float" office:value="0" calcext:value-type="float">
            <text:p>0</text:p>
          </table:table-cell>
          <table:table-cell office:value-type="float" office:value="447.175943" calcext:value-type="float">
            <text:p>447.1759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538231" calcext:value-type="float">
            <text:p>1538231</text:p>
          </table:table-cell>
          <table:table-cell office:value-type="float" office:value="0" calcext:value-type="float">
            <text:p>0</text:p>
          </table:table-cell>
          <table:table-cell office:value-type="float" office:value="1770.263965" calcext:value-type="float">
            <text:p>1770.2639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709522967" calcext:value-type="float">
            <text:p>709522967</text:p>
          </table:table-cell>
          <table:table-cell office:value-type="float" office:value="0" calcext:value-type="float">
            <text:p>0</text:p>
          </table:table-cell>
          <table:table-cell office:value-type="float" office:value="3997.68392" calcext:value-type="float">
            <text:p>3997.683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31535731" calcext:value-type="float">
            <text:p>1431535731</text:p>
          </table:table-cell>
          <table:table-cell office:value-type="float" office:value="0" calcext:value-type="float">
            <text:p>0</text:p>
          </table:table-cell>
          <table:table-cell office:value-type="float" office:value="1241.186386" calcext:value-type="float">
            <text:p>1241.1863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619856013" calcext:value-type="float">
            <text:p>619856013</text:p>
          </table:table-cell>
          <table:table-cell office:value-type="float" office:value="0" calcext:value-type="float">
            <text:p>0</text:p>
          </table:table-cell>
          <table:table-cell office:value-type="float" office:value="436.354123" calcext:value-type="float">
            <text:p>436.3541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05887374" calcext:value-type="float">
            <text:p>905887374</text:p>
          </table:table-cell>
          <table:table-cell office:value-type="float" office:value="0" calcext:value-type="float">
            <text:p>0</text:p>
          </table:table-cell>
          <table:table-cell office:value-type="float" office:value="1293.630735" calcext:value-type="float">
            <text:p>1293.63073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2929966" calcext:value-type="float">
            <text:p>502929966</text:p>
          </table:table-cell>
          <table:table-cell office:value-type="float" office:value="0" calcext:value-type="float">
            <text:p>0</text:p>
          </table:table-cell>
          <table:table-cell office:value-type="float" office:value="447.821066" calcext:value-type="float">
            <text:p>447.8210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03932631" calcext:value-type="float">
            <text:p>803932631</text:p>
          </table:table-cell>
          <table:table-cell office:value-type="float" office:value="0" calcext:value-type="float">
            <text:p>0</text:p>
          </table:table-cell>
          <table:table-cell office:value-type="float" office:value="4333.387856" calcext:value-type="float">
            <text:p>4333.38785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04799404" calcext:value-type="float">
            <text:p>904799404</text:p>
          </table:table-cell>
          <table:table-cell office:value-type="float" office:value="0" calcext:value-type="float">
            <text:p>0</text:p>
          </table:table-cell>
          <table:table-cell office:value-type="float" office:value="733.316044" calcext:value-type="float">
            <text:p>733.3160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25207864" calcext:value-type="float">
            <text:p>525207864</text:p>
          </table:table-cell>
          <table:table-cell office:value-type="float" office:value="0" calcext:value-type="float">
            <text:p>0</text:p>
          </table:table-cell>
          <table:table-cell office:value-type="float" office:value="1890.715065" calcext:value-type="float">
            <text:p>1890.71506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904416924" calcext:value-type="float">
            <text:p>904416924</text:p>
          </table:table-cell>
          <table:table-cell office:value-type="float" office:value="0" calcext:value-type="float">
            <text:p>0</text:p>
          </table:table-cell>
          <table:table-cell office:value-type="float" office:value="458.679514" calcext:value-type="float">
            <text:p>458.6795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04741224" calcext:value-type="float">
            <text:p>804741224</text:p>
          </table:table-cell>
          <table:table-cell office:value-type="float" office:value="0" calcext:value-type="float">
            <text:p>0</text:p>
          </table:table-cell>
          <table:table-cell office:value-type="float" office:value="434.389915" calcext:value-type="float">
            <text:p>434.3899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704058321" calcext:value-type="float">
            <text:p>704058321</text:p>
          </table:table-cell>
          <table:table-cell office:value-type="float" office:value="0" calcext:value-type="float">
            <text:p>0</text:p>
          </table:table-cell>
          <table:table-cell office:value-type="float" office:value="4932.953826" calcext:value-type="float">
            <text:p>4932.9538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94456" calcext:value-type="float">
            <text:p>1194456</text:p>
          </table:table-cell>
          <table:table-cell office:value-type="float" office:value="0" calcext:value-type="float">
            <text:p>0</text:p>
          </table:table-cell>
          <table:table-cell office:value-type="float" office:value="1903.094515" calcext:value-type="float">
            <text:p>1903.0945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19249440" calcext:value-type="float">
            <text:p>519249440</text:p>
          </table:table-cell>
          <table:table-cell office:value-type="float" office:value="0" calcext:value-type="float">
            <text:p>0</text:p>
          </table:table-cell>
          <table:table-cell office:value-type="float" office:value="1603.700402" calcext:value-type="float">
            <text:p>1603.70040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10223242" calcext:value-type="float">
            <text:p>1510223242</text:p>
          </table:table-cell>
          <table:table-cell office:value-type="float" office:value="0" calcext:value-type="float">
            <text:p>0</text:p>
          </table:table-cell>
          <table:table-cell office:value-type="float" office:value="460.97184" calcext:value-type="float">
            <text:p>460.971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607243011" calcext:value-type="float">
            <text:p>1607243011</text:p>
          </table:table-cell>
          <table:table-cell office:value-type="float" office:value="0" calcext:value-type="float">
            <text:p>0</text:p>
          </table:table-cell>
          <table:table-cell office:value-type="float" office:value="494.705895" calcext:value-type="float">
            <text:p>494.7058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93705" calcext:value-type="float">
            <text:p>1293705</text:p>
          </table:table-cell>
          <table:table-cell office:value-type="float" office:value="0" calcext:value-type="float">
            <text:p>0</text:p>
          </table:table-cell>
          <table:table-cell office:value-type="float" office:value="4567.558944" calcext:value-type="float">
            <text:p>4567.5589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148414" calcext:value-type="float">
            <text:p>1148414</text:p>
          </table:table-cell>
          <table:table-cell office:value-type="float" office:value="0" calcext:value-type="float">
            <text:p>0</text:p>
          </table:table-cell>
          <table:table-cell office:value-type="float" office:value="4814.906554" calcext:value-type="float">
            <text:p>4814.9065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8991710" calcext:value-type="float">
            <text:p>518991710</text:p>
          </table:table-cell>
          <table:table-cell office:value-type="float" office:value="0" calcext:value-type="float">
            <text:p>0</text:p>
          </table:table-cell>
          <table:table-cell office:value-type="float" office:value="2159.360583" calcext:value-type="float">
            <text:p>2159.360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20023913" calcext:value-type="float">
            <text:p>620023913</text:p>
          </table:table-cell>
          <table:table-cell office:value-type="float" office:value="0" calcext:value-type="float">
            <text:p>0</text:p>
          </table:table-cell>
          <table:table-cell office:value-type="float" office:value="455.840236" calcext:value-type="float">
            <text:p>455.840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42861569" calcext:value-type="float">
            <text:p>542861569</text:p>
          </table:table-cell>
          <table:table-cell office:value-type="float" office:value="0" calcext:value-type="float">
            <text:p>0</text:p>
          </table:table-cell>
          <table:table-cell office:value-type="float" office:value="420.178451" calcext:value-type="float">
            <text:p>420.17845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02076723" calcext:value-type="float">
            <text:p>102076723</text:p>
          </table:table-cell>
          <table:table-cell office:value-type="float" office:value="0" calcext:value-type="float">
            <text:p>0</text:p>
          </table:table-cell>
          <table:table-cell office:value-type="float" office:value="435.36297" calcext:value-type="float">
            <text:p>435.362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04461726" calcext:value-type="float">
            <text:p>904461726</text:p>
          </table:table-cell>
          <table:table-cell office:value-type="float" office:value="0" calcext:value-type="float">
            <text:p>0</text:p>
          </table:table-cell>
          <table:table-cell office:value-type="float" office:value="1922.269112" calcext:value-type="float">
            <text:p>1922.2691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15965108" calcext:value-type="float">
            <text:p>715965108</text:p>
          </table:table-cell>
          <table:table-cell office:value-type="float" office:value="0" calcext:value-type="float">
            <text:p>0</text:p>
          </table:table-cell>
          <table:table-cell office:value-type="float" office:value="2252.431522" calcext:value-type="float">
            <text:p>2252.4315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09202" calcext:value-type="float">
            <text:p>1209202</text:p>
          </table:table-cell>
          <table:table-cell office:value-type="float" office:value="0" calcext:value-type="float">
            <text:p>0</text:p>
          </table:table-cell>
          <table:table-cell office:value-type="float" office:value="695.170072" calcext:value-type="float">
            <text:p>695.170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18295836" calcext:value-type="float">
            <text:p>418295836</text:p>
          </table:table-cell>
          <table:table-cell office:value-type="float" office:value="0" calcext:value-type="float">
            <text:p>0</text:p>
          </table:table-cell>
          <table:table-cell office:value-type="float" office:value="476.128411" calcext:value-type="float">
            <text:p>476.1284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3366172" calcext:value-type="float">
            <text:p>503366172</text:p>
          </table:table-cell>
          <table:table-cell office:value-type="float" office:value="0" calcext:value-type="float">
            <text:p>0</text:p>
          </table:table-cell>
          <table:table-cell office:value-type="float" office:value="1441.928237" calcext:value-type="float">
            <text:p>1441.928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3203118" calcext:value-type="float">
            <text:p>403203118</text:p>
          </table:table-cell>
          <table:table-cell office:value-type="float" office:value="0" calcext:value-type="float">
            <text:p>0</text:p>
          </table:table-cell>
          <table:table-cell office:value-type="float" office:value="4050.347399" calcext:value-type="float">
            <text:p>4050.347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03809841" calcext:value-type="float">
            <text:p>503809841</text:p>
          </table:table-cell>
          <table:table-cell office:value-type="float" office:value="0" calcext:value-type="float">
            <text:p>0</text:p>
          </table:table-cell>
          <table:table-cell office:value-type="float" office:value="1650.004394" calcext:value-type="float">
            <text:p>1650.0043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224836" calcext:value-type="float">
            <text:p>1224836</text:p>
          </table:table-cell>
          <table:table-cell office:value-type="float" office:value="0" calcext:value-type="float">
            <text:p>0</text:p>
          </table:table-cell>
          <table:table-cell office:value-type="float" office:value="1405.732696" calcext:value-type="float">
            <text:p>1405.7326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04520673" calcext:value-type="float">
            <text:p>904520673</text:p>
          </table:table-cell>
          <table:table-cell office:value-type="float" office:value="0" calcext:value-type="float">
            <text:p>0</text:p>
          </table:table-cell>
          <table:table-cell office:value-type="float" office:value="1494.892496" calcext:value-type="float">
            <text:p>1494.8924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009192831" calcext:value-type="float">
            <text:p>2009192831</text:p>
          </table:table-cell>
          <table:table-cell office:value-type="float" office:value="0" calcext:value-type="float">
            <text:p>0</text:p>
          </table:table-cell>
          <table:table-cell office:value-type="float" office:value="494.166321" calcext:value-type="float">
            <text:p>494.1663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19507780" calcext:value-type="float">
            <text:p>619507780</text:p>
          </table:table-cell>
          <table:table-cell office:value-type="float" office:value="0" calcext:value-type="float">
            <text:p>0</text:p>
          </table:table-cell>
          <table:table-cell office:value-type="float" office:value="4130.649598" calcext:value-type="float">
            <text:p>4130.6495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506634202" calcext:value-type="float">
            <text:p>1506634202</text:p>
          </table:table-cell>
          <table:table-cell office:value-type="float" office:value="0" calcext:value-type="float">
            <text:p>0</text:p>
          </table:table-cell>
          <table:table-cell office:value-type="float" office:value="1968.161437" calcext:value-type="float">
            <text:p>1968.1614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27447266" calcext:value-type="float">
            <text:p>1427447266</text:p>
          </table:table-cell>
          <table:table-cell office:value-type="float" office:value="0" calcext:value-type="float">
            <text:p>0</text:p>
          </table:table-cell>
          <table:table-cell office:value-type="float" office:value="2205.058004" calcext:value-type="float">
            <text:p>2205.058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21132557" calcext:value-type="float">
            <text:p>821132557</text:p>
          </table:table-cell>
          <table:table-cell office:value-type="float" office:value="0" calcext:value-type="float">
            <text:p>0</text:p>
          </table:table-cell>
          <table:table-cell office:value-type="float" office:value="451.543538" calcext:value-type="float">
            <text:p>451.543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35390" calcext:value-type="float">
            <text:p>1635390</text:p>
          </table:table-cell>
          <table:table-cell office:value-type="float" office:value="0" calcext:value-type="float">
            <text:p>0</text:p>
          </table:table-cell>
          <table:table-cell office:value-type="float" office:value="711.096888" calcext:value-type="float">
            <text:p>711.0968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31274322" calcext:value-type="float">
            <text:p>1131274322</text:p>
          </table:table-cell>
          <table:table-cell office:value-type="float" office:value="0" calcext:value-type="float">
            <text:p>0</text:p>
          </table:table-cell>
          <table:table-cell office:value-type="float" office:value="1407.179129" calcext:value-type="float">
            <text:p>1407.179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04023671" calcext:value-type="float">
            <text:p>804023671</text:p>
          </table:table-cell>
          <table:table-cell office:value-type="float" office:value="0" calcext:value-type="float">
            <text:p>0</text:p>
          </table:table-cell>
          <table:table-cell office:value-type="float" office:value="931.070724" calcext:value-type="float">
            <text:p>931.0707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045707" calcext:value-type="float">
            <text:p>3045707</text:p>
          </table:table-cell>
          <table:table-cell office:value-type="float" office:value="0" calcext:value-type="float">
            <text:p>0</text:p>
          </table:table-cell>
          <table:table-cell office:value-type="float" office:value="1169.45921" calcext:value-type="float">
            <text:p>1169.459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15665295" calcext:value-type="float">
            <text:p>915665295</text:p>
          </table:table-cell>
          <table:table-cell office:value-type="float" office:value="0" calcext:value-type="float">
            <text:p>0</text:p>
          </table:table-cell>
          <table:table-cell office:value-type="float" office:value="462.772042" calcext:value-type="float">
            <text:p>462.772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247644" calcext:value-type="float">
            <text:p>1247644</text:p>
          </table:table-cell>
          <table:table-cell office:value-type="float" office:value="0" calcext:value-type="float">
            <text:p>0</text:p>
          </table:table-cell>
          <table:table-cell office:value-type="float" office:value="1175.374004" calcext:value-type="float">
            <text:p>1175.3740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03604681" calcext:value-type="float">
            <text:p>703604681</text:p>
          </table:table-cell>
          <table:table-cell office:value-type="float" office:value="0" calcext:value-type="float">
            <text:p>0</text:p>
          </table:table-cell>
          <table:table-cell office:value-type="float" office:value="1770.947377" calcext:value-type="float">
            <text:p>1770.9473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06693805" calcext:value-type="float">
            <text:p>1306693805</text:p>
          </table:table-cell>
          <table:table-cell office:value-type="float" office:value="0" calcext:value-type="float">
            <text:p>0</text:p>
          </table:table-cell>
          <table:table-cell office:value-type="float" office:value="1081.835962" calcext:value-type="float">
            <text:p>1081.8359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23020003" calcext:value-type="float">
            <text:p>1323020003</text:p>
          </table:table-cell>
          <table:table-cell office:value-type="float" office:value="0" calcext:value-type="float">
            <text:p>0</text:p>
          </table:table-cell>
          <table:table-cell office:value-type="float" office:value="498.751264" calcext:value-type="float">
            <text:p>498.7512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05929287" calcext:value-type="float">
            <text:p>1105929287</text:p>
          </table:table-cell>
          <table:table-cell office:value-type="float" office:value="0" calcext:value-type="float">
            <text:p>0</text:p>
          </table:table-cell>
          <table:table-cell office:value-type="float" office:value="1824.89388" calcext:value-type="float">
            <text:p>1824.893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02657948" calcext:value-type="float">
            <text:p>402657948</text:p>
          </table:table-cell>
          <table:table-cell office:value-type="float" office:value="0" calcext:value-type="float">
            <text:p>0</text:p>
          </table:table-cell>
          <table:table-cell office:value-type="float" office:value="1124.508425" calcext:value-type="float">
            <text:p>1124.5084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20844378" calcext:value-type="float">
            <text:p>1120844378</text:p>
          </table:table-cell>
          <table:table-cell office:value-type="float" office:value="0" calcext:value-type="float">
            <text:p>0</text:p>
          </table:table-cell>
          <table:table-cell office:value-type="float" office:value="1562.655843" calcext:value-type="float">
            <text:p>1562.6558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405240" calcext:value-type="float">
            <text:p>1405240</text:p>
          </table:table-cell>
          <table:table-cell office:value-type="float" office:value="0" calcext:value-type="float">
            <text:p>0</text:p>
          </table:table-cell>
          <table:table-cell office:value-type="float" office:value="445.419268" calcext:value-type="float">
            <text:p>445.4192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18744587" calcext:value-type="float">
            <text:p>618744587</text:p>
          </table:table-cell>
          <table:table-cell office:value-type="float" office:value="0" calcext:value-type="float">
            <text:p>0</text:p>
          </table:table-cell>
          <table:table-cell office:value-type="float" office:value="4082.804369" calcext:value-type="float">
            <text:p>4082.8043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23112670" calcext:value-type="float">
            <text:p>1823112670</text:p>
          </table:table-cell>
          <table:table-cell office:value-type="float" office:value="0" calcext:value-type="float">
            <text:p>0</text:p>
          </table:table-cell>
          <table:table-cell office:value-type="float" office:value="1551.122804" calcext:value-type="float">
            <text:p>1551.12280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01991" calcext:value-type="float">
            <text:p>1201991</text:p>
          </table:table-cell>
          <table:table-cell office:value-type="float" office:value="0" calcext:value-type="float">
            <text:p>0</text:p>
          </table:table-cell>
          <table:table-cell office:value-type="float" office:value="1397.540892" calcext:value-type="float">
            <text:p>1397.5408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07192659" calcext:value-type="float">
            <text:p>1007192659</text:p>
          </table:table-cell>
          <table:table-cell office:value-type="float" office:value="0" calcext:value-type="float">
            <text:p>0</text:p>
          </table:table-cell>
          <table:table-cell office:value-type="float" office:value="4000.17701" calcext:value-type="float">
            <text:p>4000.177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412307" calcext:value-type="float">
            <text:p>1412307</text:p>
          </table:table-cell>
          <table:table-cell office:value-type="float" office:value="0" calcext:value-type="float">
            <text:p>0</text:p>
          </table:table-cell>
          <table:table-cell office:value-type="float" office:value="521.934374" calcext:value-type="float">
            <text:p>521.9343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88052" calcext:value-type="float">
            <text:p>1188052</text:p>
          </table:table-cell>
          <table:table-cell office:value-type="float" office:value="0" calcext:value-type="float">
            <text:p>0</text:p>
          </table:table-cell>
          <table:table-cell office:value-type="float" office:value="1864.343085" calcext:value-type="float">
            <text:p>1864.3430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675997" calcext:value-type="float">
            <text:p>1675997</text:p>
          </table:table-cell>
          <table:table-cell office:value-type="float" office:value="0" calcext:value-type="float">
            <text:p>0</text:p>
          </table:table-cell>
          <table:table-cell office:value-type="float" office:value="2215.900071" calcext:value-type="float">
            <text:p>2215.9000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21725263" calcext:value-type="float">
            <text:p>1221725263</text:p>
          </table:table-cell>
          <table:table-cell office:value-type="float" office:value="0" calcext:value-type="float">
            <text:p>0</text:p>
          </table:table-cell>
          <table:table-cell office:value-type="float" office:value="449.255304" calcext:value-type="float">
            <text:p>449.2553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25546709" calcext:value-type="float">
            <text:p>625546709</text:p>
          </table:table-cell>
          <table:table-cell office:value-type="float" office:value="0" calcext:value-type="float">
            <text:p>0</text:p>
          </table:table-cell>
          <table:table-cell office:value-type="float" office:value="445.705493" calcext:value-type="float">
            <text:p>445.7054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04600233" calcext:value-type="float">
            <text:p>904600233</text:p>
          </table:table-cell>
          <table:table-cell office:value-type="float" office:value="0" calcext:value-type="float">
            <text:p>0</text:p>
          </table:table-cell>
          <table:table-cell office:value-type="float" office:value="1466.389829" calcext:value-type="float">
            <text:p>1466.3898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20041659" calcext:value-type="float">
            <text:p>520041659</text:p>
          </table:table-cell>
          <table:table-cell office:value-type="float" office:value="0" calcext:value-type="float">
            <text:p>0</text:p>
          </table:table-cell>
          <table:table-cell office:value-type="float" office:value="1062.855121" calcext:value-type="float">
            <text:p>1062.8551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03700247" calcext:value-type="float">
            <text:p>703700247</text:p>
          </table:table-cell>
          <table:table-cell office:value-type="float" office:value="0" calcext:value-type="float">
            <text:p>0</text:p>
          </table:table-cell>
          <table:table-cell office:value-type="float" office:value="448.116866" calcext:value-type="float">
            <text:p>448.1168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591808" calcext:value-type="float">
            <text:p>1591808</text:p>
          </table:table-cell>
          <table:table-cell office:value-type="float" office:value="0" calcext:value-type="float">
            <text:p>0</text:p>
          </table:table-cell>
          <table:table-cell office:value-type="float" office:value="754.84446" calcext:value-type="float">
            <text:p>754.8444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21909357" calcext:value-type="float">
            <text:p>1321909357</text:p>
          </table:table-cell>
          <table:table-cell office:value-type="float" office:value="0" calcext:value-type="float">
            <text:p>0</text:p>
          </table:table-cell>
          <table:table-cell office:value-type="float" office:value="1362.679536" calcext:value-type="float">
            <text:p>1362.6795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04349645" calcext:value-type="float">
            <text:p>804349645</text:p>
          </table:table-cell>
          <table:table-cell office:value-type="float" office:value="0" calcext:value-type="float">
            <text:p>0</text:p>
          </table:table-cell>
          <table:table-cell office:value-type="float" office:value="1432.163886" calcext:value-type="float">
            <text:p>1432.1638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105362382" calcext:value-type="float">
            <text:p>1105362382</text:p>
          </table:table-cell>
          <table:table-cell office:value-type="float" office:value="0" calcext:value-type="float">
            <text:p>0</text:p>
          </table:table-cell>
          <table:table-cell office:value-type="float" office:value="1193.237293" calcext:value-type="float">
            <text:p>1193.2372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703522573" calcext:value-type="float">
            <text:p>703522573</text:p>
          </table:table-cell>
          <table:table-cell office:value-type="float" office:value="0" calcext:value-type="float">
            <text:p>0</text:p>
          </table:table-cell>
          <table:table-cell office:value-type="float" office:value="3925.36998" calcext:value-type="float">
            <text:p>3925.369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70406" calcext:value-type="float">
            <text:p>1170406</text:p>
          </table:table-cell>
          <table:table-cell office:value-type="float" office:value="0" calcext:value-type="float">
            <text:p>0</text:p>
          </table:table-cell>
          <table:table-cell office:value-type="float" office:value="1120.087779" calcext:value-type="float">
            <text:p>1120.0877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04305393" calcext:value-type="float">
            <text:p>804305393</text:p>
          </table:table-cell>
          <table:table-cell office:value-type="float" office:value="0" calcext:value-type="float">
            <text:p>0</text:p>
          </table:table-cell>
          <table:table-cell office:value-type="float" office:value="1109.117624" calcext:value-type="float">
            <text:p>1109.1176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904127" calcext:value-type="float">
            <text:p>402904127</text:p>
          </table:table-cell>
          <table:table-cell office:value-type="float" office:value="0" calcext:value-type="float">
            <text:p>0</text:p>
          </table:table-cell>
          <table:table-cell office:value-type="float" office:value="4146.626343" calcext:value-type="float">
            <text:p>4146.6263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34842457" calcext:value-type="float">
            <text:p>634842457</text:p>
          </table:table-cell>
          <table:table-cell office:value-type="float" office:value="0" calcext:value-type="float">
            <text:p>0</text:p>
          </table:table-cell>
          <table:table-cell office:value-type="float" office:value="461.952191" calcext:value-type="float">
            <text:p>461.9521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2834535" calcext:value-type="float">
            <text:p>502834535</text:p>
          </table:table-cell>
          <table:table-cell office:value-type="float" office:value="0" calcext:value-type="float">
            <text:p>0</text:p>
          </table:table-cell>
          <table:table-cell office:value-type="float" office:value="5289.579055" calcext:value-type="float">
            <text:p>5289.5790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11444787" calcext:value-type="float">
            <text:p>811444787</text:p>
          </table:table-cell>
          <table:table-cell office:value-type="float" office:value="0" calcext:value-type="float">
            <text:p>0</text:p>
          </table:table-cell>
          <table:table-cell office:value-type="float" office:value="2698.802816" calcext:value-type="float">
            <text:p>2698.8028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20203656" calcext:value-type="float">
            <text:p>520203656</text:p>
          </table:table-cell>
          <table:table-cell office:value-type="float" office:value="0" calcext:value-type="float">
            <text:p>0</text:p>
          </table:table-cell>
          <table:table-cell office:value-type="float" office:value="468.82178" calcext:value-type="float">
            <text:p>468.821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718170225" calcext:value-type="float">
            <text:p>718170225</text:p>
          </table:table-cell>
          <table:table-cell office:value-type="float" office:value="0" calcext:value-type="float">
            <text:p>0</text:p>
          </table:table-cell>
          <table:table-cell office:value-type="float" office:value="697.919247" calcext:value-type="float">
            <text:p>697.9192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21000705" calcext:value-type="float">
            <text:p>721000705</text:p>
          </table:table-cell>
          <table:table-cell office:value-type="float" office:value="0" calcext:value-type="float">
            <text:p>0</text:p>
          </table:table-cell>
          <table:table-cell office:value-type="float" office:value="485.432698" calcext:value-type="float">
            <text:p>485.4326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724091377" calcext:value-type="float">
            <text:p>1724091377</text:p>
          </table:table-cell>
          <table:table-cell office:value-type="float" office:value="0" calcext:value-type="float">
            <text:p>0</text:p>
          </table:table-cell>
          <table:table-cell office:value-type="float" office:value="4373.416131" calcext:value-type="float">
            <text:p>4373.4161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05525225" calcext:value-type="float">
            <text:p>1105525225</text:p>
          </table:table-cell>
          <table:table-cell office:value-type="float" office:value="0" calcext:value-type="float">
            <text:p>0</text:p>
          </table:table-cell>
          <table:table-cell office:value-type="float" office:value="449.817777" calcext:value-type="float">
            <text:p>449.8177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03475390" calcext:value-type="float">
            <text:p>603475390</text:p>
          </table:table-cell>
          <table:table-cell office:value-type="float" office:value="0" calcext:value-type="float">
            <text:p>0</text:p>
          </table:table-cell>
          <table:table-cell office:value-type="float" office:value="2180.302236" calcext:value-type="float">
            <text:p>2180.302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03294069" calcext:value-type="float">
            <text:p>603294069</text:p>
          </table:table-cell>
          <table:table-cell office:value-type="float" office:value="0" calcext:value-type="float">
            <text:p>0</text:p>
          </table:table-cell>
          <table:table-cell office:value-type="float" office:value="433.045885" calcext:value-type="float">
            <text:p>433.04588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4439501" calcext:value-type="float">
            <text:p>804439501</text:p>
          </table:table-cell>
          <table:table-cell office:value-type="float" office:value="0" calcext:value-type="float">
            <text:p>0</text:p>
          </table:table-cell>
          <table:table-cell office:value-type="float" office:value="434.357092" calcext:value-type="float">
            <text:p>434.3570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04150789" calcext:value-type="float">
            <text:p>804150789</text:p>
          </table:table-cell>
          <table:table-cell office:value-type="float" office:value="0" calcext:value-type="float">
            <text:p>0</text:p>
          </table:table-cell>
          <table:table-cell office:value-type="float" office:value="1557.045805" calcext:value-type="float">
            <text:p>1557.0458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04484410" calcext:value-type="float">
            <text:p>604484410</text:p>
          </table:table-cell>
          <table:table-cell office:value-type="float" office:value="0" calcext:value-type="float">
            <text:p>0</text:p>
          </table:table-cell>
          <table:table-cell office:value-type="float" office:value="4508.319072" calcext:value-type="float">
            <text:p>4508.3190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03508462" calcext:value-type="float">
            <text:p>603508462</text:p>
          </table:table-cell>
          <table:table-cell office:value-type="float" office:value="0" calcext:value-type="float">
            <text:p>0</text:p>
          </table:table-cell>
          <table:table-cell office:value-type="float" office:value="1569.470213" calcext:value-type="float">
            <text:p>1569.4702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3519673" calcext:value-type="float">
            <text:p>503519673</text:p>
          </table:table-cell>
          <table:table-cell office:value-type="float" office:value="0" calcext:value-type="float">
            <text:p>0</text:p>
          </table:table-cell>
          <table:table-cell office:value-type="float" office:value="444.760918" calcext:value-type="float">
            <text:p>444.7609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807571835" calcext:value-type="float">
            <text:p>1807571835</text:p>
          </table:table-cell>
          <table:table-cell office:value-type="float" office:value="0" calcext:value-type="float">
            <text:p>0</text:p>
          </table:table-cell>
          <table:table-cell office:value-type="float" office:value="4744.647937" calcext:value-type="float">
            <text:p>4744.6479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540564047" calcext:value-type="float">
            <text:p>540564047</text:p>
          </table:table-cell>
          <table:table-cell office:value-type="float" office:value="0" calcext:value-type="float">
            <text:p>0</text:p>
          </table:table-cell>
          <table:table-cell office:value-type="float" office:value="477.430335" calcext:value-type="float">
            <text:p>477.4303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004973452" calcext:value-type="float">
            <text:p>1004973452</text:p>
          </table:table-cell>
          <table:table-cell office:value-type="float" office:value="0" calcext:value-type="float">
            <text:p>0</text:p>
          </table:table-cell>
          <table:table-cell office:value-type="float" office:value="4780.647217" calcext:value-type="float">
            <text:p>4780.6472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4315431" calcext:value-type="float">
            <text:p>704315431</text:p>
          </table:table-cell>
          <table:table-cell office:value-type="float" office:value="0" calcext:value-type="float">
            <text:p>0</text:p>
          </table:table-cell>
          <table:table-cell office:value-type="float" office:value="1960.12436" calcext:value-type="float">
            <text:p>1960.124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25785203" calcext:value-type="float">
            <text:p>625785203</text:p>
          </table:table-cell>
          <table:table-cell office:value-type="float" office:value="0" calcext:value-type="float">
            <text:p>0</text:p>
          </table:table-cell>
          <table:table-cell office:value-type="float" office:value="461.211557" calcext:value-type="float">
            <text:p>461.2115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180815" calcext:value-type="float">
            <text:p>1180815</text:p>
          </table:table-cell>
          <table:table-cell office:value-type="float" office:value="0" calcext:value-type="float">
            <text:p>0</text:p>
          </table:table-cell>
          <table:table-cell office:value-type="float" office:value="444.835312" calcext:value-type="float">
            <text:p>444.8353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0139471" calcext:value-type="float">
            <text:p>520139471</text:p>
          </table:table-cell>
          <table:table-cell office:value-type="float" office:value="0" calcext:value-type="float">
            <text:p>0</text:p>
          </table:table-cell>
          <table:table-cell office:value-type="float" office:value="490.03909" calcext:value-type="float">
            <text:p>490.039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25953294" calcext:value-type="float">
            <text:p>525953294</text:p>
          </table:table-cell>
          <table:table-cell office:value-type="float" office:value="0" calcext:value-type="float">
            <text:p>0</text:p>
          </table:table-cell>
          <table:table-cell office:value-type="float" office:value="4658.548993" calcext:value-type="float">
            <text:p>4658.5489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13574277" calcext:value-type="float">
            <text:p>813574277</text:p>
          </table:table-cell>
          <table:table-cell office:value-type="float" office:value="0" calcext:value-type="float">
            <text:p>0</text:p>
          </table:table-cell>
          <table:table-cell office:value-type="float" office:value="429.262942" calcext:value-type="float">
            <text:p>429.2629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03441634" calcext:value-type="float">
            <text:p>603441634</text:p>
          </table:table-cell>
          <table:table-cell office:value-type="float" office:value="0" calcext:value-type="float">
            <text:p>0</text:p>
          </table:table-cell>
          <table:table-cell office:value-type="float" office:value="1821.271979" calcext:value-type="float">
            <text:p>1821.27197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651530" calcext:value-type="float">
            <text:p>1651530</text:p>
          </table:table-cell>
          <table:table-cell office:value-type="float" office:value="0" calcext:value-type="float">
            <text:p>0</text:p>
          </table:table-cell>
          <table:table-cell office:value-type="float" office:value="415.223525" calcext:value-type="float">
            <text:p>415.22352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6093631" calcext:value-type="float">
            <text:p>806093631</text:p>
          </table:table-cell>
          <table:table-cell office:value-type="float" office:value="0" calcext:value-type="float">
            <text:p>0</text:p>
          </table:table-cell>
          <table:table-cell office:value-type="float" office:value="487.8234" calcext:value-type="float">
            <text:p>487.823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08909428" calcext:value-type="float">
            <text:p>608909428</text:p>
          </table:table-cell>
          <table:table-cell office:value-type="float" office:value="0" calcext:value-type="float">
            <text:p>0</text:p>
          </table:table-cell>
          <table:table-cell office:value-type="float" office:value="1674.285394" calcext:value-type="float">
            <text:p>1674.2853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523219730" calcext:value-type="float">
            <text:p>1523219730</text:p>
          </table:table-cell>
          <table:table-cell office:value-type="float" office:value="0" calcext:value-type="float">
            <text:p>0</text:p>
          </table:table-cell>
          <table:table-cell office:value-type="float" office:value="4187.65222" calcext:value-type="float">
            <text:p>4187.6522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502920611" calcext:value-type="float">
            <text:p>502920611</text:p>
          </table:table-cell>
          <table:table-cell office:value-type="float" office:value="0" calcext:value-type="float">
            <text:p>0</text:p>
          </table:table-cell>
          <table:table-cell office:value-type="float" office:value="1412.789264" calcext:value-type="float">
            <text:p>1412.789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02815053" calcext:value-type="float">
            <text:p>402815053</text:p>
          </table:table-cell>
          <table:table-cell office:value-type="float" office:value="0" calcext:value-type="float">
            <text:p>0</text:p>
          </table:table-cell>
          <table:table-cell office:value-type="float" office:value="451.29548" calcext:value-type="float">
            <text:p>451.2954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03656577" calcext:value-type="float">
            <text:p>603656577</text:p>
          </table:table-cell>
          <table:table-cell office:value-type="float" office:value="0" calcext:value-type="float">
            <text:p>0</text:p>
          </table:table-cell>
          <table:table-cell office:value-type="float" office:value="1626.968484" calcext:value-type="float">
            <text:p>1626.9684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3608418" calcext:value-type="float">
            <text:p>703608418</text:p>
          </table:table-cell>
          <table:table-cell office:value-type="float" office:value="0" calcext:value-type="float">
            <text:p>0</text:p>
          </table:table-cell>
          <table:table-cell office:value-type="float" office:value="424.128292" calcext:value-type="float">
            <text:p>424.1282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1233376" calcext:value-type="float">
            <text:p>521233376</text:p>
          </table:table-cell>
          <table:table-cell office:value-type="float" office:value="0" calcext:value-type="float">
            <text:p>0</text:p>
          </table:table-cell>
          <table:table-cell office:value-type="float" office:value="1165.396109" calcext:value-type="float">
            <text:p>1165.3961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03548952" calcext:value-type="float">
            <text:p>603548952</text:p>
          </table:table-cell>
          <table:table-cell office:value-type="float" office:value="0" calcext:value-type="float">
            <text:p>0</text:p>
          </table:table-cell>
          <table:table-cell office:value-type="float" office:value="711.808691" calcext:value-type="float">
            <text:p>711.8086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19292794" calcext:value-type="float">
            <text:p>519292794</text:p>
          </table:table-cell>
          <table:table-cell office:value-type="float" office:value="0" calcext:value-type="float">
            <text:p>0</text:p>
          </table:table-cell>
          <table:table-cell office:value-type="float" office:value="1391.191232" calcext:value-type="float">
            <text:p>1391.1912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03790764" calcext:value-type="float">
            <text:p>703790764</text:p>
          </table:table-cell>
          <table:table-cell office:value-type="float" office:value="0" calcext:value-type="float">
            <text:p>0</text:p>
          </table:table-cell>
          <table:table-cell office:value-type="float" office:value="503.565955" calcext:value-type="float">
            <text:p>503.5659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04551107" calcext:value-type="float">
            <text:p>904551107</text:p>
          </table:table-cell>
          <table:table-cell office:value-type="float" office:value="0" calcext:value-type="float">
            <text:p>0</text:p>
          </table:table-cell>
          <table:table-cell office:value-type="float" office:value="1266.548123" calcext:value-type="float">
            <text:p>1266.5481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825135959" calcext:value-type="float">
            <text:p>1825135959</text:p>
          </table:table-cell>
          <table:table-cell office:value-type="float" office:value="0" calcext:value-type="float">
            <text:p>0</text:p>
          </table:table-cell>
          <table:table-cell office:value-type="float" office:value="939.639561" calcext:value-type="float">
            <text:p>939.639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03896222" calcext:value-type="float">
            <text:p>703896222</text:p>
          </table:table-cell>
          <table:table-cell office:value-type="float" office:value="0" calcext:value-type="float">
            <text:p>0</text:p>
          </table:table-cell>
          <table:table-cell office:value-type="float" office:value="1791.587664" calcext:value-type="float">
            <text:p>1791.5876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03791705" calcext:value-type="float">
            <text:p>703791705</text:p>
          </table:table-cell>
          <table:table-cell office:value-type="float" office:value="0" calcext:value-type="float">
            <text:p>0</text:p>
          </table:table-cell>
          <table:table-cell office:value-type="float" office:value="470.801491" calcext:value-type="float">
            <text:p>470.80149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04219099" calcext:value-type="float">
            <text:p>604219099</text:p>
          </table:table-cell>
          <table:table-cell office:value-type="float" office:value="0" calcext:value-type="float">
            <text:p>0</text:p>
          </table:table-cell>
          <table:table-cell office:value-type="float" office:value="1242.236661" calcext:value-type="float">
            <text:p>1242.2366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882341" calcext:value-type="float">
            <text:p>1882341</text:p>
          </table:table-cell>
          <table:table-cell office:value-type="float" office:value="0" calcext:value-type="float">
            <text:p>0</text:p>
          </table:table-cell>
          <table:table-cell office:value-type="float" office:value="1515.990295" calcext:value-type="float">
            <text:p>1515.9902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18738392" calcext:value-type="float">
            <text:p>718738392</text:p>
          </table:table-cell>
          <table:table-cell office:value-type="float" office:value="0" calcext:value-type="float">
            <text:p>0</text:p>
          </table:table-cell>
          <table:table-cell office:value-type="float" office:value="1050.741375" calcext:value-type="float">
            <text:p>1050.7413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623803310" calcext:value-type="float">
            <text:p>1623803310</text:p>
          </table:table-cell>
          <table:table-cell office:value-type="float" office:value="0" calcext:value-type="float">
            <text:p>0</text:p>
          </table:table-cell>
          <table:table-cell office:value-type="float" office:value="4213.593964" calcext:value-type="float">
            <text:p>4213.5939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2873969" calcext:value-type="float">
            <text:p>502873969</text:p>
          </table:table-cell>
          <table:table-cell office:value-type="float" office:value="0" calcext:value-type="float">
            <text:p>0</text:p>
          </table:table-cell>
          <table:table-cell office:value-type="float" office:value="1797.43598" calcext:value-type="float">
            <text:p>1797.435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3524248" calcext:value-type="float">
            <text:p>503524248</text:p>
          </table:table-cell>
          <table:table-cell office:value-type="float" office:value="0" calcext:value-type="float">
            <text:p>0</text:p>
          </table:table-cell>
          <table:table-cell office:value-type="float" office:value="1541.984184" calcext:value-type="float">
            <text:p>1541.98418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18267039" calcext:value-type="float">
            <text:p>1618267039</text:p>
          </table:table-cell>
          <table:table-cell office:value-type="float" office:value="0" calcext:value-type="float">
            <text:p>0</text:p>
          </table:table-cell>
          <table:table-cell office:value-type="float" office:value="919.463588" calcext:value-type="float">
            <text:p>919.4635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214922" calcext:value-type="float">
            <text:p>1214922</text:p>
          </table:table-cell>
          <table:table-cell office:value-type="float" office:value="0" calcext:value-type="float">
            <text:p>0</text:p>
          </table:table-cell>
          <table:table-cell office:value-type="float" office:value="472.228274" calcext:value-type="float">
            <text:p>472.2282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519874416" calcext:value-type="float">
            <text:p>519874416</text:p>
          </table:table-cell>
          <table:table-cell office:value-type="float" office:value="0" calcext:value-type="float">
            <text:p>0</text:p>
          </table:table-cell>
          <table:table-cell office:value-type="float" office:value="4011.012758" calcext:value-type="float">
            <text:p>4011.01275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21044055" calcext:value-type="float">
            <text:p>621044055</text:p>
          </table:table-cell>
          <table:table-cell office:value-type="float" office:value="0" calcext:value-type="float">
            <text:p>0</text:p>
          </table:table-cell>
          <table:table-cell office:value-type="float" office:value="1506.546936" calcext:value-type="float">
            <text:p>1506.5469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19649410" calcext:value-type="float">
            <text:p>619649410</text:p>
          </table:table-cell>
          <table:table-cell office:value-type="float" office:value="0" calcext:value-type="float">
            <text:p>0</text:p>
          </table:table-cell>
          <table:table-cell office:value-type="float" office:value="1776.818388" calcext:value-type="float">
            <text:p>1776.8183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012868590" calcext:value-type="float">
            <text:p>1012868590</text:p>
          </table:table-cell>
          <table:table-cell office:value-type="float" office:value="0" calcext:value-type="float">
            <text:p>0</text:p>
          </table:table-cell>
          <table:table-cell office:value-type="float" office:value="465.212662" calcext:value-type="float">
            <text:p>465.2126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2055227" calcext:value-type="float">
            <text:p>102055227</text:p>
          </table:table-cell>
          <table:table-cell office:value-type="float" office:value="0" calcext:value-type="float">
            <text:p>0</text:p>
          </table:table-cell>
          <table:table-cell office:value-type="float" office:value="432.6197" calcext:value-type="float">
            <text:p>432.61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56950" calcext:value-type="float">
            <text:p>1756950</text:p>
          </table:table-cell>
          <table:table-cell office:value-type="float" office:value="0" calcext:value-type="float">
            <text:p>0</text:p>
          </table:table-cell>
          <table:table-cell office:value-type="float" office:value="2235.636639" calcext:value-type="float">
            <text:p>2235.6366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61995" calcext:value-type="float">
            <text:p>1161995</text:p>
          </table:table-cell>
          <table:table-cell office:value-type="float" office:value="0" calcext:value-type="float">
            <text:p>0</text:p>
          </table:table-cell>
          <table:table-cell office:value-type="float" office:value="1506.69008" calcext:value-type="float">
            <text:p>1506.690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221043657" calcext:value-type="float">
            <text:p>1221043657</text:p>
          </table:table-cell>
          <table:table-cell office:value-type="float" office:value="0" calcext:value-type="float">
            <text:p>0</text:p>
          </table:table-cell>
          <table:table-cell office:value-type="float" office:value="1383.401293" calcext:value-type="float">
            <text:p>1383.4012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708951183" calcext:value-type="float">
            <text:p>1708951183</text:p>
          </table:table-cell>
          <table:table-cell office:value-type="float" office:value="0" calcext:value-type="float">
            <text:p>0</text:p>
          </table:table-cell>
          <table:table-cell office:value-type="float" office:value="723.31881" calcext:value-type="float">
            <text:p>723.318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15731426" calcext:value-type="float">
            <text:p>1015731426</text:p>
          </table:table-cell>
          <table:table-cell office:value-type="float" office:value="0" calcext:value-type="float">
            <text:p>0</text:p>
          </table:table-cell>
          <table:table-cell office:value-type="float" office:value="1510.833318" calcext:value-type="float">
            <text:p>1510.8333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02707876" calcext:value-type="float">
            <text:p>402707876</text:p>
          </table:table-cell>
          <table:table-cell office:value-type="float" office:value="0" calcext:value-type="float">
            <text:p>0</text:p>
          </table:table-cell>
          <table:table-cell office:value-type="float" office:value="2486.081305" calcext:value-type="float">
            <text:p>2486.0813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1409583" calcext:value-type="float">
            <text:p>1409583</text:p>
          </table:table-cell>
          <table:table-cell office:value-type="float" office:value="0" calcext:value-type="float">
            <text:p>0</text:p>
          </table:table-cell>
          <table:table-cell office:value-type="float" office:value="1049.202937" calcext:value-type="float">
            <text:p>1049.2029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19077617" calcext:value-type="float">
            <text:p>519077617</text:p>
          </table:table-cell>
          <table:table-cell office:value-type="float" office:value="0" calcext:value-type="float">
            <text:p>0</text:p>
          </table:table-cell>
          <table:table-cell office:value-type="float" office:value="1166.228009" calcext:value-type="float">
            <text:p>1166.22800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22462880" calcext:value-type="float">
            <text:p>1122462880</text:p>
          </table:table-cell>
          <table:table-cell office:value-type="float" office:value="0" calcext:value-type="float">
            <text:p>0</text:p>
          </table:table-cell>
          <table:table-cell office:value-type="float" office:value="1234.051917" calcext:value-type="float">
            <text:p>1234.0519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21186821" calcext:value-type="float">
            <text:p>521186821</text:p>
          </table:table-cell>
          <table:table-cell office:value-type="float" office:value="0" calcext:value-type="float">
            <text:p>0</text:p>
          </table:table-cell>
          <table:table-cell office:value-type="float" office:value="1120.463352" calcext:value-type="float">
            <text:p>1120.4633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004599849" calcext:value-type="float">
            <text:p>1004599849</text:p>
          </table:table-cell>
          <table:table-cell office:value-type="float" office:value="0" calcext:value-type="float">
            <text:p>0</text:p>
          </table:table-cell>
          <table:table-cell office:value-type="float" office:value="1394.416521" calcext:value-type="float">
            <text:p>1394.4165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04576028" calcext:value-type="float">
            <text:p>1004576028</text:p>
          </table:table-cell>
          <table:table-cell office:value-type="float" office:value="0" calcext:value-type="float">
            <text:p>0</text:p>
          </table:table-cell>
          <table:table-cell office:value-type="float" office:value="918.215542" calcext:value-type="float">
            <text:p>918.2155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922068" calcext:value-type="float">
            <text:p>4922068</text:p>
          </table:table-cell>
          <table:table-cell office:value-type="float" office:value="0" calcext:value-type="float">
            <text:p>0</text:p>
          </table:table-cell>
          <table:table-cell office:value-type="float" office:value="1369.024788" calcext:value-type="float">
            <text:p>1369.0247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61900" calcext:value-type="float">
            <text:p>1161900</text:p>
          </table:table-cell>
          <table:table-cell office:value-type="float" office:value="0" calcext:value-type="float">
            <text:p>0</text:p>
          </table:table-cell>
          <table:table-cell office:value-type="float" office:value="1476.752463" calcext:value-type="float">
            <text:p>1476.75246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322749845" calcext:value-type="float">
            <text:p>1322749845</text:p>
          </table:table-cell>
          <table:table-cell office:value-type="float" office:value="0" calcext:value-type="float">
            <text:p>0</text:p>
          </table:table-cell>
          <table:table-cell office:value-type="float" office:value="1253.189583" calcext:value-type="float">
            <text:p>1253.1895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03961363" calcext:value-type="float">
            <text:p>603961363</text:p>
          </table:table-cell>
          <table:table-cell office:value-type="float" office:value="0" calcext:value-type="float">
            <text:p>0</text:p>
          </table:table-cell>
          <table:table-cell office:value-type="float" office:value="1541.478828" calcext:value-type="float">
            <text:p>1541.47882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05081703" calcext:value-type="float">
            <text:p>1005081703</text:p>
          </table:table-cell>
          <table:table-cell office:value-type="float" office:value="0" calcext:value-type="float">
            <text:p>0</text:p>
          </table:table-cell>
          <table:table-cell office:value-type="float" office:value="927.276463" calcext:value-type="float">
            <text:p>927.2764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17096699" calcext:value-type="float">
            <text:p>1317096699</text:p>
          </table:table-cell>
          <table:table-cell office:value-type="float" office:value="0" calcext:value-type="float">
            <text:p>0</text:p>
          </table:table-cell>
          <table:table-cell office:value-type="float" office:value="1300.833456" calcext:value-type="float">
            <text:p>1300.8334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03349825" calcext:value-type="float">
            <text:p>603349825</text:p>
          </table:table-cell>
          <table:table-cell office:value-type="float" office:value="0" calcext:value-type="float">
            <text:p>0</text:p>
          </table:table-cell>
          <table:table-cell office:value-type="float" office:value="1313.158986" calcext:value-type="float">
            <text:p>1313.1589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07195915" calcext:value-type="float">
            <text:p>1807195915</text:p>
          </table:table-cell>
          <table:table-cell office:value-type="float" office:value="0" calcext:value-type="float">
            <text:p>0</text:p>
          </table:table-cell>
          <table:table-cell office:value-type="float" office:value="1307.969916" calcext:value-type="float">
            <text:p>1307.9699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26726351" calcext:value-type="float">
            <text:p>1226726351</text:p>
          </table:table-cell>
          <table:table-cell office:value-type="float" office:value="0" calcext:value-type="float">
            <text:p>0</text:p>
          </table:table-cell>
          <table:table-cell office:value-type="float" office:value="1553.84755" calcext:value-type="float">
            <text:p>1553.847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22286516" calcext:value-type="float">
            <text:p>1122286516</text:p>
          </table:table-cell>
          <table:table-cell office:value-type="float" office:value="0" calcext:value-type="float">
            <text:p>0</text:p>
          </table:table-cell>
          <table:table-cell office:value-type="float" office:value="1246.918185" calcext:value-type="float">
            <text:p>1246.9181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904504562" calcext:value-type="float">
            <text:p>904504562</text:p>
          </table:table-cell>
          <table:table-cell office:value-type="float" office:value="0" calcext:value-type="float">
            <text:p>0</text:p>
          </table:table-cell>
          <table:table-cell office:value-type="float" office:value="3978.760214" calcext:value-type="float">
            <text:p>3978.7602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19913514" calcext:value-type="float">
            <text:p>819913514</text:p>
          </table:table-cell>
          <table:table-cell office:value-type="float" office:value="0" calcext:value-type="float">
            <text:p>0</text:p>
          </table:table-cell>
          <table:table-cell office:value-type="float" office:value="1183.757986" calcext:value-type="float">
            <text:p>1183.7579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40813" calcext:value-type="float">
            <text:p>1640813</text:p>
          </table:table-cell>
          <table:table-cell office:value-type="float" office:value="0" calcext:value-type="float">
            <text:p>0</text:p>
          </table:table-cell>
          <table:table-cell office:value-type="float" office:value="1087.140482" calcext:value-type="float">
            <text:p>1087.14048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524399" calcext:value-type="float">
            <text:p>1524399</text:p>
          </table:table-cell>
          <table:table-cell office:value-type="float" office:value="0" calcext:value-type="float">
            <text:p>0</text:p>
          </table:table-cell>
          <table:table-cell office:value-type="float" office:value="979.430869" calcext:value-type="float">
            <text:p>979.430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2410339409" calcext:value-type="float">
            <text:p>2410339409</text:p>
          </table:table-cell>
          <table:table-cell office:value-type="float" office:value="0" calcext:value-type="float">
            <text:p>0</text:p>
          </table:table-cell>
          <table:table-cell office:value-type="float" office:value="432.918757" calcext:value-type="float">
            <text:p>432.91875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35965" calcext:value-type="float">
            <text:p>1135965</text:p>
          </table:table-cell>
          <table:table-cell office:value-type="float" office:value="0" calcext:value-type="float">
            <text:p>0</text:p>
          </table:table-cell>
          <table:table-cell office:value-type="float" office:value="4066.663981" calcext:value-type="float">
            <text:p>4066.6639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03066232" calcext:value-type="float">
            <text:p>503066232</text:p>
          </table:table-cell>
          <table:table-cell office:value-type="float" office:value="0" calcext:value-type="float">
            <text:p>0</text:p>
          </table:table-cell>
          <table:table-cell office:value-type="float" office:value="1307.228826" calcext:value-type="float">
            <text:p>1307.2288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17965452" calcext:value-type="float">
            <text:p>1217965452</text:p>
          </table:table-cell>
          <table:table-cell office:value-type="float" office:value="0" calcext:value-type="float">
            <text:p>0</text:p>
          </table:table-cell>
          <table:table-cell office:value-type="float" office:value="1343.909587" calcext:value-type="float">
            <text:p>1343.90958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620451960" calcext:value-type="float">
            <text:p>620451960</text:p>
          </table:table-cell>
          <table:table-cell office:value-type="float" office:value="0" calcext:value-type="float">
            <text:p>0</text:p>
          </table:table-cell>
          <table:table-cell office:value-type="float" office:value="455.299531" calcext:value-type="float">
            <text:p>455.2995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06114289" calcext:value-type="float">
            <text:p>1206114289</text:p>
          </table:table-cell>
          <table:table-cell office:value-type="float" office:value="0" calcext:value-type="float">
            <text:p>0</text:p>
          </table:table-cell>
          <table:table-cell office:value-type="float" office:value="444.274816" calcext:value-type="float">
            <text:p>444.2748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20385371" calcext:value-type="float">
            <text:p>620385371</text:p>
          </table:table-cell>
          <table:table-cell office:value-type="float" office:value="0" calcext:value-type="float">
            <text:p>0</text:p>
          </table:table-cell>
          <table:table-cell office:value-type="float" office:value="5282.473055" calcext:value-type="float">
            <text:p>5282.4730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22079140" calcext:value-type="float">
            <text:p>1122079140</text:p>
          </table:table-cell>
          <table:table-cell office:value-type="float" office:value="0" calcext:value-type="float">
            <text:p>0</text:p>
          </table:table-cell>
          <table:table-cell office:value-type="float" office:value="1444.575062" calcext:value-type="float">
            <text:p>1444.5750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1198017" calcext:value-type="float">
            <text:p>1198017</text:p>
          </table:table-cell>
          <table:table-cell office:value-type="float" office:value="0" calcext:value-type="float">
            <text:p>0</text:p>
          </table:table-cell>
          <table:table-cell office:value-type="float" office:value="1462.354624" calcext:value-type="float">
            <text:p>1462.3546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121511342" calcext:value-type="float">
            <text:p>1121511342</text:p>
          </table:table-cell>
          <table:table-cell office:value-type="float" office:value="0" calcext:value-type="float">
            <text:p>0</text:p>
          </table:table-cell>
          <table:table-cell office:value-type="float" office:value="443.771249" calcext:value-type="float">
            <text:p>443.77124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611177051" calcext:value-type="float">
            <text:p>2611177051</text:p>
          </table:table-cell>
          <table:table-cell office:value-type="float" office:value="0" calcext:value-type="float">
            <text:p>0</text:p>
          </table:table-cell>
          <table:table-cell office:value-type="float" office:value="479.561383" calcext:value-type="float">
            <text:p>479.5613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868410" calcext:value-type="float">
            <text:p>1868410</text:p>
          </table:table-cell>
          <table:table-cell office:value-type="float" office:value="0" calcext:value-type="float">
            <text:p>0</text:p>
          </table:table-cell>
          <table:table-cell office:value-type="float" office:value="2310.695758" calcext:value-type="float">
            <text:p>2310.6957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5020444236" calcext:value-type="float">
            <text:p>5020444236</text:p>
          </table:table-cell>
          <table:table-cell office:value-type="float" office:value="0" calcext:value-type="float">
            <text:p>0</text:p>
          </table:table-cell>
          <table:table-cell office:value-type="float" office:value="1978.328561" calcext:value-type="float">
            <text:p>1978.32856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531503" calcext:value-type="float">
            <text:p>1531503</text:p>
          </table:table-cell>
          <table:table-cell office:value-type="float" office:value="0" calcext:value-type="float">
            <text:p>0</text:p>
          </table:table-cell>
          <table:table-cell office:value-type="float" office:value="2370.923738" calcext:value-type="float">
            <text:p>2370.9237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03100493" calcext:value-type="float">
            <text:p>503100493</text:p>
          </table:table-cell>
          <table:table-cell office:value-type="float" office:value="0" calcext:value-type="float">
            <text:p>0</text:p>
          </table:table-cell>
          <table:table-cell office:value-type="float" office:value="420.608424" calcext:value-type="float">
            <text:p>420.6084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3053308019" calcext:value-type="float">
            <text:p>13053308019</text:p>
          </table:table-cell>
          <table:table-cell office:value-type="float" office:value="0" calcext:value-type="float">
            <text:p>0</text:p>
          </table:table-cell>
          <table:table-cell office:value-type="float" office:value="1386.569355" calcext:value-type="float">
            <text:p>1386.5693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104958696" calcext:value-type="float">
            <text:p>1104958696</text:p>
          </table:table-cell>
          <table:table-cell office:value-type="float" office:value="0" calcext:value-type="float">
            <text:p>0</text:p>
          </table:table-cell>
          <table:table-cell office:value-type="float" office:value="962.110744" calcext:value-type="float">
            <text:p>962.1107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313759059" calcext:value-type="float">
            <text:p>3313759059</text:p>
          </table:table-cell>
          <table:table-cell office:value-type="float" office:value="0" calcext:value-type="float">
            <text:p>0</text:p>
          </table:table-cell>
          <table:table-cell office:value-type="float" office:value="1228.986392" calcext:value-type="float">
            <text:p>1228.9863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620141619" calcext:value-type="float">
            <text:p>620141619</text:p>
          </table:table-cell>
          <table:table-cell office:value-type="float" office:value="0" calcext:value-type="float">
            <text:p>0</text:p>
          </table:table-cell>
          <table:table-cell office:value-type="float" office:value="1339.606221" calcext:value-type="float">
            <text:p>1339.60622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20422102" calcext:value-type="float">
            <text:p>520422102</text:p>
          </table:table-cell>
          <table:table-cell office:value-type="float" office:value="0" calcext:value-type="float">
            <text:p>0</text:p>
          </table:table-cell>
          <table:table-cell office:value-type="float" office:value="1687.929763" calcext:value-type="float">
            <text:p>1687.92976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738566649" calcext:value-type="float">
            <text:p>4738566649</text:p>
          </table:table-cell>
          <table:table-cell office:value-type="float" office:value="0" calcext:value-type="float">
            <text:p>0</text:p>
          </table:table-cell>
          <table:table-cell office:value-type="float" office:value="4123.654939" calcext:value-type="float">
            <text:p>4123.6549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04513303" calcext:value-type="float">
            <text:p>904513303</text:p>
          </table:table-cell>
          <table:table-cell office:value-type="float" office:value="0" calcext:value-type="float">
            <text:p>0</text:p>
          </table:table-cell>
          <table:table-cell office:value-type="float" office:value="1430.842443" calcext:value-type="float">
            <text:p>1430.8424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3959602" calcext:value-type="float">
            <text:p>803959602</text:p>
          </table:table-cell>
          <table:table-cell office:value-type="float" office:value="0" calcext:value-type="float">
            <text:p>0</text:p>
          </table:table-cell>
          <table:table-cell office:value-type="float" office:value="1278.707551" calcext:value-type="float">
            <text:p>1278.7075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2784362173" calcext:value-type="float">
            <text:p>12784362173</text:p>
          </table:table-cell>
          <table:table-cell office:value-type="float" office:value="0" calcext:value-type="float">
            <text:p>0</text:p>
          </table:table-cell>
          <table:table-cell office:value-type="float" office:value="505.448401" calcext:value-type="float">
            <text:p>505.4484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5019993376" calcext:value-type="float">
            <text:p>5019993376</text:p>
          </table:table-cell>
          <table:table-cell office:value-type="float" office:value="0" calcext:value-type="float">
            <text:p>0</text:p>
          </table:table-cell>
          <table:table-cell office:value-type="float" office:value="5096.754718" calcext:value-type="float">
            <text:p>5096.75471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03276625" calcext:value-type="float">
            <text:p>603276625</text:p>
          </table:table-cell>
          <table:table-cell office:value-type="float" office:value="0" calcext:value-type="float">
            <text:p>0</text:p>
          </table:table-cell>
          <table:table-cell office:value-type="float" office:value="2585.013297" calcext:value-type="float">
            <text:p>2585.0132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03229526" calcext:value-type="float">
            <text:p>503229526</text:p>
          </table:table-cell>
          <table:table-cell office:value-type="float" office:value="0" calcext:value-type="float">
            <text:p>0</text:p>
          </table:table-cell>
          <table:table-cell office:value-type="float" office:value="411.90522" calcext:value-type="float">
            <text:p>411.905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3169072558" calcext:value-type="float">
            <text:p>13169072558</text:p>
          </table:table-cell>
          <table:table-cell office:value-type="float" office:value="0" calcext:value-type="float">
            <text:p>0</text:p>
          </table:table-cell>
          <table:table-cell office:value-type="float" office:value="447.72859" calcext:value-type="float">
            <text:p>447.728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928857709" calcext:value-type="float">
            <text:p>2928857709</text:p>
          </table:table-cell>
          <table:table-cell office:value-type="float" office:value="0" calcext:value-type="float">
            <text:p>0</text:p>
          </table:table-cell>
          <table:table-cell office:value-type="float" office:value="4304.855471" calcext:value-type="float">
            <text:p>4304.85547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04549863" calcext:value-type="float">
            <text:p>804549863</text:p>
          </table:table-cell>
          <table:table-cell office:value-type="float" office:value="0" calcext:value-type="float">
            <text:p>0</text:p>
          </table:table-cell>
          <table:table-cell office:value-type="float" office:value="1728.815112" calcext:value-type="float">
            <text:p>1728.8151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22836139" calcext:value-type="float">
            <text:p>622836139</text:p>
          </table:table-cell>
          <table:table-cell office:value-type="float" office:value="0" calcext:value-type="float">
            <text:p>0</text:p>
          </table:table-cell>
          <table:table-cell office:value-type="float" office:value="464.052608" calcext:value-type="float">
            <text:p>464.05260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965867925" calcext:value-type="float">
            <text:p>4965867925</text:p>
          </table:table-cell>
          <table:table-cell office:value-type="float" office:value="0" calcext:value-type="float">
            <text:p>0</text:p>
          </table:table-cell>
          <table:table-cell office:value-type="float" office:value="456.007936" calcext:value-type="float">
            <text:p>456.0079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938793694" calcext:value-type="float">
            <text:p>4938793694</text:p>
          </table:table-cell>
          <table:table-cell office:value-type="float" office:value="0" calcext:value-type="float">
            <text:p>0</text:p>
          </table:table-cell>
          <table:table-cell office:value-type="float" office:value="4628.58188" calcext:value-type="float">
            <text:p>4628.5818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353889" calcext:value-type="float">
            <text:p>1353889</text:p>
          </table:table-cell>
          <table:table-cell office:value-type="float" office:value="0" calcext:value-type="float">
            <text:p>0</text:p>
          </table:table-cell>
          <table:table-cell office:value-type="float" office:value="1697.495399" calcext:value-type="float">
            <text:p>1697.49539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3387415962" calcext:value-type="float">
            <text:p>13387415962</text:p>
          </table:table-cell>
          <table:table-cell office:value-type="float" office:value="0" calcext:value-type="float">
            <text:p>0</text:p>
          </table:table-cell>
          <table:table-cell office:value-type="float" office:value="411.896529" calcext:value-type="float">
            <text:p>411.8965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971727102" calcext:value-type="float">
            <text:p>12971727102</text:p>
          </table:table-cell>
          <table:table-cell office:value-type="float" office:value="0" calcext:value-type="float">
            <text:p>0</text:p>
          </table:table-cell>
          <table:table-cell office:value-type="float" office:value="468.308918" calcext:value-type="float">
            <text:p>468.3089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5630186312" calcext:value-type="float">
            <text:p>5630186312</text:p>
          </table:table-cell>
          <table:table-cell office:value-type="float" office:value="0" calcext:value-type="float">
            <text:p>0</text:p>
          </table:table-cell>
          <table:table-cell office:value-type="float" office:value="4721.715823" calcext:value-type="float">
            <text:p>4721.7158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803958069" calcext:value-type="float">
            <text:p>803958069</text:p>
          </table:table-cell>
          <table:table-cell office:value-type="float" office:value="0" calcext:value-type="float">
            <text:p>0</text:p>
          </table:table-cell>
          <table:table-cell office:value-type="float" office:value="1896.448951" calcext:value-type="float">
            <text:p>1896.4489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03216008" calcext:value-type="float">
            <text:p>503216008</text:p>
          </table:table-cell>
          <table:table-cell office:value-type="float" office:value="0" calcext:value-type="float">
            <text:p>0</text:p>
          </table:table-cell>
          <table:table-cell office:value-type="float" office:value="480.630345" calcext:value-type="float">
            <text:p>480.6303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5586075628" calcext:value-type="float">
            <text:p>15586075628</text:p>
          </table:table-cell>
          <table:table-cell office:value-type="float" office:value="0" calcext:value-type="float">
            <text:p>0</text:p>
          </table:table-cell>
          <table:table-cell office:value-type="float" office:value="468.611855" calcext:value-type="float">
            <text:p>468.6118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18832017" calcext:value-type="float">
            <text:p>518832017</text:p>
          </table:table-cell>
          <table:table-cell office:value-type="float" office:value="0" calcext:value-type="float">
            <text:p>0</text:p>
          </table:table-cell>
          <table:table-cell office:value-type="float" office:value="4633.24952" calcext:value-type="float">
            <text:p>4633.2495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223014766" calcext:value-type="float">
            <text:p>3223014766</text:p>
          </table:table-cell>
          <table:table-cell office:value-type="float" office:value="0" calcext:value-type="float">
            <text:p>0</text:p>
          </table:table-cell>
          <table:table-cell office:value-type="float" office:value="1767.734028" calcext:value-type="float">
            <text:p>1767.7340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2929026979" calcext:value-type="float">
            <text:p>2929026979</text:p>
          </table:table-cell>
          <table:table-cell office:value-type="float" office:value="0" calcext:value-type="float">
            <text:p>0</text:p>
          </table:table-cell>
          <table:table-cell office:value-type="float" office:value="465.997992" calcext:value-type="float">
            <text:p>465.9979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137452620" calcext:value-type="float">
            <text:p>5137452620</text:p>
          </table:table-cell>
          <table:table-cell office:value-type="float" office:value="0" calcext:value-type="float">
            <text:p>0</text:p>
          </table:table-cell>
          <table:table-cell office:value-type="float" office:value="485.792264" calcext:value-type="float">
            <text:p>485.79226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5050067807" calcext:value-type="float">
            <text:p>5050067807</text:p>
          </table:table-cell>
          <table:table-cell office:value-type="float" office:value="0" calcext:value-type="float">
            <text:p>0</text:p>
          </table:table-cell>
          <table:table-cell office:value-type="float" office:value="4701.769551" calcext:value-type="float">
            <text:p>4701.76955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502985413" calcext:value-type="float">
            <text:p>502985413</text:p>
          </table:table-cell>
          <table:table-cell office:value-type="float" office:value="0" calcext:value-type="float">
            <text:p>0</text:p>
          </table:table-cell>
          <table:table-cell office:value-type="float" office:value="1663.114419" calcext:value-type="float">
            <text:p>1663.1144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3389768967" calcext:value-type="float">
            <text:p>13389768967</text:p>
          </table:table-cell>
          <table:table-cell office:value-type="float" office:value="0" calcext:value-type="float">
            <text:p>0</text:p>
          </table:table-cell>
          <table:table-cell office:value-type="float" office:value="455.974244" calcext:value-type="float">
            <text:p>455.97424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5791211910" calcext:value-type="float">
            <text:p>15791211910</text:p>
          </table:table-cell>
          <table:table-cell office:value-type="float" office:value="0" calcext:value-type="float">
            <text:p>0</text:p>
          </table:table-cell>
          <table:table-cell office:value-type="float" office:value="461.21239" calcext:value-type="float">
            <text:p>461.212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7671636948" calcext:value-type="float">
            <text:p>7671636948</text:p>
          </table:table-cell>
          <table:table-cell office:value-type="float" office:value="0" calcext:value-type="float">
            <text:p>0</text:p>
          </table:table-cell>
          <table:table-cell office:value-type="float" office:value="1805.574847" calcext:value-type="float">
            <text:p>1805.57484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04338925" calcext:value-type="float">
            <text:p>904338925</text:p>
          </table:table-cell>
          <table:table-cell office:value-type="float" office:value="0" calcext:value-type="float">
            <text:p>0</text:p>
          </table:table-cell>
          <table:table-cell office:value-type="float" office:value="1788.857815" calcext:value-type="float">
            <text:p>1788.85781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911774279" calcext:value-type="float">
            <text:p>2911774279</text:p>
          </table:table-cell>
          <table:table-cell office:value-type="float" office:value="0" calcext:value-type="float">
            <text:p>0</text:p>
          </table:table-cell>
          <table:table-cell office:value-type="float" office:value="441.645539" calcext:value-type="float">
            <text:p>441.64553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3087144899" calcext:value-type="float">
            <text:p>13087144899</text:p>
          </table:table-cell>
          <table:table-cell office:value-type="float" office:value="0" calcext:value-type="float">
            <text:p>0</text:p>
          </table:table-cell>
          <table:table-cell office:value-type="float" office:value="1327.82033" calcext:value-type="float">
            <text:p>1327.8203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733491701" calcext:value-type="float">
            <text:p>2733491701</text:p>
          </table:table-cell>
          <table:table-cell office:value-type="float" office:value="0" calcext:value-type="float">
            <text:p>0</text:p>
          </table:table-cell>
          <table:table-cell office:value-type="float" office:value="3948.565068" calcext:value-type="float">
            <text:p>3948.5650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15359742" calcext:value-type="float">
            <text:p>315359742</text:p>
          </table:table-cell>
          <table:table-cell office:value-type="float" office:value="0" calcext:value-type="float">
            <text:p>0</text:p>
          </table:table-cell>
          <table:table-cell office:value-type="float" office:value="1409.383991" calcext:value-type="float">
            <text:p>1409.3839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632309715" calcext:value-type="float">
            <text:p>632309715</text:p>
          </table:table-cell>
          <table:table-cell office:value-type="float" office:value="0" calcext:value-type="float">
            <text:p>0</text:p>
          </table:table-cell>
          <table:table-cell office:value-type="float" office:value="1612.256454" calcext:value-type="float">
            <text:p>1612.25645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645055693" calcext:value-type="float">
            <text:p>5645055693</text:p>
          </table:table-cell>
          <table:table-cell office:value-type="float" office:value="0" calcext:value-type="float">
            <text:p>0</text:p>
          </table:table-cell>
          <table:table-cell office:value-type="float" office:value="438.18073" calcext:value-type="float">
            <text:p>438.1807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7771471282" calcext:value-type="float">
            <text:p>7771471282</text:p>
          </table:table-cell>
          <table:table-cell office:value-type="float" office:value="0" calcext:value-type="float">
            <text:p>0</text:p>
          </table:table-cell>
          <table:table-cell office:value-type="float" office:value="1026.196787" calcext:value-type="float">
            <text:p>1026.1967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03826398" calcext:value-type="float">
            <text:p>703826398</text:p>
          </table:table-cell>
          <table:table-cell office:value-type="float" office:value="0" calcext:value-type="float">
            <text:p>0</text:p>
          </table:table-cell>
          <table:table-cell office:value-type="float" office:value="3095.230467" calcext:value-type="float">
            <text:p>3095.23046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870552122" calcext:value-type="float">
            <text:p>12870552122</text:p>
          </table:table-cell>
          <table:table-cell office:value-type="float" office:value="0" calcext:value-type="float">
            <text:p>0</text:p>
          </table:table-cell>
          <table:table-cell office:value-type="float" office:value="1521.233265" calcext:value-type="float">
            <text:p>1521.23326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989936860" calcext:value-type="float">
            <text:p>12989936860</text:p>
          </table:table-cell>
          <table:table-cell office:value-type="float" office:value="0" calcext:value-type="float">
            <text:p>0</text:p>
          </table:table-cell>
          <table:table-cell office:value-type="float" office:value="3308.273766" calcext:value-type="float">
            <text:p>3308.2737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4931361683" calcext:value-type="float">
            <text:p>4931361683</text:p>
          </table:table-cell>
          <table:table-cell office:value-type="float" office:value="0" calcext:value-type="float">
            <text:p>0</text:p>
          </table:table-cell>
          <table:table-cell office:value-type="float" office:value="4124.765966" calcext:value-type="float">
            <text:p>4124.7659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06216" calcext:value-type="float">
            <text:p>1206216</text:p>
          </table:table-cell>
          <table:table-cell office:value-type="float" office:value="0" calcext:value-type="float">
            <text:p>0</text:p>
          </table:table-cell>
          <table:table-cell office:value-type="float" office:value="1397.496259" calcext:value-type="float">
            <text:p>1397.4962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2260288" calcext:value-type="float">
            <text:p>202260288</text:p>
          </table:table-cell>
          <table:table-cell office:value-type="float" office:value="0" calcext:value-type="float">
            <text:p>0</text:p>
          </table:table-cell>
          <table:table-cell office:value-type="float" office:value="1242.899933" calcext:value-type="float">
            <text:p>1242.8999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3179694103" calcext:value-type="float">
            <text:p>13179694103</text:p>
          </table:table-cell>
          <table:table-cell office:value-type="float" office:value="0" calcext:value-type="float">
            <text:p>0</text:p>
          </table:table-cell>
          <table:table-cell office:value-type="float" office:value="650.113631" calcext:value-type="float">
            <text:p>650.1136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518675804" calcext:value-type="float">
            <text:p>518675804</text:p>
          </table:table-cell>
          <table:table-cell office:value-type="float" office:value="0" calcext:value-type="float">
            <text:p>0</text:p>
          </table:table-cell>
          <table:table-cell office:value-type="float" office:value="3365.110838" calcext:value-type="float">
            <text:p>3365.1108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03441939" calcext:value-type="float">
            <text:p>603441939</text:p>
          </table:table-cell>
          <table:table-cell office:value-type="float" office:value="0" calcext:value-type="float">
            <text:p>0</text:p>
          </table:table-cell>
          <table:table-cell office:value-type="float" office:value="3971.421191" calcext:value-type="float">
            <text:p>3971.42119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518954691" calcext:value-type="float">
            <text:p>518954691</text:p>
          </table:table-cell>
          <table:table-cell office:value-type="float" office:value="0" calcext:value-type="float">
            <text:p>0</text:p>
          </table:table-cell>
          <table:table-cell office:value-type="float" office:value="5725.550423" calcext:value-type="float">
            <text:p>5725.55042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4932697500" calcext:value-type="float">
            <text:p>4932697500</text:p>
          </table:table-cell>
          <table:table-cell office:value-type="float" office:value="0" calcext:value-type="float">
            <text:p>0</text:p>
          </table:table-cell>
          <table:table-cell office:value-type="float" office:value="5368.831955" calcext:value-type="float">
            <text:p>5368.83195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5050485787" calcext:value-type="float">
            <text:p>5050485787</text:p>
          </table:table-cell>
          <table:table-cell office:value-type="float" office:value="0" calcext:value-type="float">
            <text:p>0</text:p>
          </table:table-cell>
          <table:table-cell office:value-type="float" office:value="5617.568916" calcext:value-type="float">
            <text:p>5617.5689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18319" calcext:value-type="float">
            <text:p>1218319</text:p>
          </table:table-cell>
          <table:table-cell office:value-type="float" office:value="0" calcext:value-type="float">
            <text:p>0</text:p>
          </table:table-cell>
          <table:table-cell office:value-type="float" office:value="13745.801793" calcext:value-type="float">
            <text:p>13745.8017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3370021467" calcext:value-type="float">
            <text:p>13370021467</text:p>
          </table:table-cell>
          <table:table-cell office:value-type="float" office:value="0" calcext:value-type="float">
            <text:p>0</text:p>
          </table:table-cell>
          <table:table-cell office:value-type="float" office:value="13849.197568" calcext:value-type="float">
            <text:p>13849.19756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976073226" calcext:value-type="float">
            <text:p>12976073226</text:p>
          </table:table-cell>
          <table:table-cell office:value-type="float" office:value="0" calcext:value-type="float">
            <text:p>0</text:p>
          </table:table-cell>
          <table:table-cell office:value-type="float" office:value="13427.167015" calcext:value-type="float">
            <text:p>13427.1670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5622232926" calcext:value-type="float">
            <text:p>5622232926</text:p>
          </table:table-cell>
          <table:table-cell office:value-type="float" office:value="0" calcext:value-type="float">
            <text:p>0</text:p>
          </table:table-cell>
          <table:table-cell office:value-type="float" office:value="1021.930307" calcext:value-type="float">
            <text:p>1021.93030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811630404" calcext:value-type="float">
            <text:p>811630404</text:p>
          </table:table-cell>
          <table:table-cell office:value-type="float" office:value="0" calcext:value-type="float">
            <text:p>0</text:p>
          </table:table-cell>
          <table:table-cell office:value-type="float" office:value="1670.191538" calcext:value-type="float">
            <text:p>1670.19153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02399079" calcext:value-type="float">
            <text:p>302399079</text:p>
          </table:table-cell>
          <table:table-cell office:value-type="float" office:value="0" calcext:value-type="float">
            <text:p>0</text:p>
          </table:table-cell>
          <table:table-cell office:value-type="float" office:value="1202.882697" calcext:value-type="float">
            <text:p>1202.88269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15759272" calcext:value-type="float">
            <text:p>515759272</text:p>
          </table:table-cell>
          <table:table-cell office:value-type="float" office:value="0" calcext:value-type="float">
            <text:p>0</text:p>
          </table:table-cell>
          <table:table-cell office:value-type="float" office:value="951.144714" calcext:value-type="float">
            <text:p>951.14471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515764894" calcext:value-type="float">
            <text:p>3515764894</text:p>
          </table:table-cell>
          <table:table-cell office:value-type="float" office:value="0" calcext:value-type="float">
            <text:p>0</text:p>
          </table:table-cell>
          <table:table-cell office:value-type="float" office:value="1487.69012" calcext:value-type="float">
            <text:p>1487.69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office:value-type="float" office:value="5233113062" calcext:value-type="float">
            <text:p>5233113062</text:p>
          </table:table-cell>
          <table:table-cell office:value-type="float" office:value="0" calcext:value-type="float">
            <text:p>0</text:p>
          </table:table-cell>
          <table:table-cell office:value-type="float" office:value="5563.145577" calcext:value-type="float">
            <text:p>5563.14557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051233727" calcext:value-type="float">
            <text:p>5051233727</text:p>
          </table:table-cell>
          <table:table-cell office:value-type="float" office:value="0" calcext:value-type="float">
            <text:p>0</text:p>
          </table:table-cell>
          <table:table-cell office:value-type="float" office:value="5661.540305" calcext:value-type="float">
            <text:p>5661.54030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office:value-type="float" office:value="13378177069" calcext:value-type="float">
            <text:p>13378177069</text:p>
          </table:table-cell>
          <table:table-cell office:value-type="float" office:value="0" calcext:value-type="float">
            <text:p>0</text:p>
          </table:table-cell>
          <table:table-cell office:value-type="float" office:value="13805.822672" calcext:value-type="float">
            <text:p>13805.82267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office:value-type="float" office:value="703762836" calcext:value-type="float">
            <text:p>703762836</text:p>
          </table:table-cell>
          <table:table-cell office:value-type="float" office:value="0" calcext:value-type="float">
            <text:p>0</text:p>
          </table:table-cell>
          <table:table-cell office:value-type="float" office:value="1706.943131" calcext:value-type="float">
            <text:p>1706.9431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office:value-type="float" office:value="2935966660" calcext:value-type="float">
            <text:p>2935966660</text:p>
          </table:table-cell>
          <table:table-cell office:value-type="float" office:value="0" calcext:value-type="float">
            <text:p>0</text:p>
          </table:table-cell>
          <table:table-cell office:value-type="float" office:value="3221.81912" calcext:value-type="float">
            <text:p>3221.819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office:value-type="float" office:value="5735326282" calcext:value-type="float">
            <text:p>5735326282</text:p>
          </table:table-cell>
          <table:table-cell office:value-type="float" office:value="0" calcext:value-type="float">
            <text:p>0</text:p>
          </table:table-cell>
          <table:table-cell office:value-type="float" office:value="9026.978667" calcext:value-type="float">
            <text:p>9026.978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10"/>
          <table:table-cell table:number-columns-repeated="8" office:value-type="float" office:value="0" calcext:value-type="float">
            <text:p>0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11:40:09.291930710</dc:date>
    <meta:editing-duration>PT2M28S</meta:editing-duration>
    <meta:editing-cycles>1</meta:editing-cycles>
    <meta:document-statistic meta:table-count="1" meta:cell-count="3393" meta:object-count="0"/>
    <meta:generator>LibreOffice/5.2.7.2$Linux_X86_64 LibreOffice_project/20m0$Build-2</meta:generator>
  </office:meta>
</office:document-meta>
</file>